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295cm" style:rel-column-width="4823*"/>
    </style:style>
    <style:style style:name="Table1.B" style:family="table-column">
      <style:table-column-properties style:column-width="5.711cm" style:rel-column-width="21279*"/>
    </style:style>
    <style:style style:name="Table1.C" style:family="table-column">
      <style:table-column-properties style:column-width="5.179cm" style:rel-column-width="19295*"/>
    </style:style>
    <style:style style:name="Table1.D" style:family="table-column">
      <style:table-column-properties style:column-width="5.405cm" style:rel-column-width="20138*"/>
    </style:style>
    <style:style style:name="Table1.A1" style:family="table-cell">
      <style:table-cell-properties fo:background-color="#009598" fo:padding="0.097cm" fo:border-left="0.05pt solid #000000" fo:border-right="none" fo:border-top="none" fo:border-bottom="0.05pt solid #000000">
        <style:background-image/>
      </style:table-cell-properties>
    </style:style>
    <style:style style:name="Table1.D1" style:family="table-cell">
      <style:table-cell-properties fo:background-color="#00959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.295cm" style:rel-column-width="4823*"/>
    </style:style>
    <style:style style:name="Table2.B" style:family="table-column">
      <style:table-column-properties style:column-width="5.711cm" style:rel-column-width="21279*"/>
    </style:style>
    <style:style style:name="Table2.C" style:family="table-column">
      <style:table-column-properties style:column-width="5.179cm" style:rel-column-width="19295*"/>
    </style:style>
    <style:style style:name="Table2.D" style:family="table-column">
      <style:table-column-properties style:column-width="5.405cm" style:rel-column-width="20138*"/>
    </style:style>
    <style:style style:name="Table2.A1" style:family="table-cell">
      <style:table-cell-properties fo:background-color="#00959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009598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.295cm" style:rel-column-width="4823*"/>
    </style:style>
    <style:style style:name="Table3.B" style:family="table-column">
      <style:table-column-properties style:column-width="5.711cm" style:rel-column-width="21279*"/>
    </style:style>
    <style:style style:name="Table3.C" style:family="table-column">
      <style:table-column-properties style:column-width="5.179cm" style:rel-column-width="19295*"/>
    </style:style>
    <style:style style:name="Table3.D" style:family="table-column">
      <style:table-column-properties style:column-width="5.405cm" style:rel-column-width="20138*"/>
    </style:style>
    <style:style style:name="Table3.A1" style:family="table-cell">
      <style:table-cell-properties fo:background-color="#009598" fo:padding="0.097cm" fo:border-left="0.05pt solid #000000" fo:border-right="none" fo:border-top="none" fo:border-bottom="0.05pt solid #000000">
        <style:background-image/>
      </style:table-cell-properties>
    </style:style>
    <style:style style:name="Table3.D1" style:family="table-cell">
      <style:table-cell-properties fo:background-color="#00959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none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B12" style:family="table-cell">
      <style:table-cell-properties fo:padding="0.097cm" fo:border-left="0.05pt solid #000000" fo:border-right="none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none" fo:border-bottom="0.05pt solid #000000"/>
    </style:style>
    <style:style style:name="Table3.B13" style:family="table-cell">
      <style:table-cell-properties fo:padding="0.097cm" fo:border-left="0.05pt solid #000000" fo:border-right="none" fo:border-top="none" fo:border-bottom="0.05pt solid #000000"/>
    </style:style>
    <style:style style:name="Table3.C13" style:family="table-cell">
      <style:table-cell-properties fo:padding="0.097cm" fo:border-left="0.05pt solid #000000" fo:border-right="none" fo:border-top="none" fo:border-bottom="0.05pt solid #000000"/>
    </style:style>
    <style:style style:name="Table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097cm" fo:border-left="0.05pt solid #000000" fo:border-right="none" fo:border-top="none" fo:border-bottom="0.05pt solid #000000"/>
    </style:style>
    <style:style style:name="Table3.B14" style:family="table-cell">
      <style:table-cell-properties fo:padding="0.097cm" fo:border-left="0.05pt solid #000000" fo:border-right="none" fo:border-top="none" fo:border-bottom="0.05pt solid #000000"/>
    </style:style>
    <style:style style:name="Table3.C14" style:family="table-cell">
      <style:table-cell-properties fo:padding="0.097cm" fo:border-left="0.05pt solid #000000" fo:border-right="none" fo:border-top="none" fo:border-bottom="0.05pt solid #000000"/>
    </style:style>
    <style:style style:name="Table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097cm" fo:border-left="0.05pt solid #000000" fo:border-right="none" fo:border-top="none" fo:border-bottom="0.05pt solid #000000"/>
    </style:style>
    <style:style style:name="Table3.B15" style:family="table-cell">
      <style:table-cell-properties fo:padding="0.097cm" fo:border-left="0.05pt solid #000000" fo:border-right="none" fo:border-top="none" fo:border-bottom="0.05pt solid #000000"/>
    </style:style>
    <style:style style:name="Table3.C15" style:family="table-cell">
      <style:table-cell-properties fo:padding="0.097cm" fo:border-left="0.05pt solid #000000" fo:border-right="none" fo:border-top="none" fo:border-bottom="0.05pt solid #000000"/>
    </style:style>
    <style:style style:name="Table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6" style:family="table-cell">
      <style:table-cell-properties fo:padding="0.097cm" fo:border-left="0.05pt solid #000000" fo:border-right="none" fo:border-top="none" fo:border-bottom="0.05pt solid #000000"/>
    </style:style>
    <style:style style:name="Table3.B16" style:family="table-cell">
      <style:table-cell-properties fo:padding="0.097cm" fo:border-left="0.05pt solid #000000" fo:border-right="none" fo:border-top="none" fo:border-bottom="0.05pt solid #000000"/>
    </style:style>
    <style:style style:name="Table3.C16" style:family="table-cell">
      <style:table-cell-properties fo:padding="0.097cm" fo:border-left="0.05pt solid #000000" fo:border-right="none" fo:border-top="none" fo:border-bottom="0.05pt solid #000000"/>
    </style:style>
    <style:style style:name="Table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.295cm" style:rel-column-width="4823*"/>
    </style:style>
    <style:style style:name="Table4.B" style:family="table-column">
      <style:table-column-properties style:column-width="5.711cm" style:rel-column-width="21279*"/>
    </style:style>
    <style:style style:name="Table4.C" style:family="table-column">
      <style:table-column-properties style:column-width="5.179cm" style:rel-column-width="19295*"/>
    </style:style>
    <style:style style:name="Table4.D" style:family="table-column">
      <style:table-column-properties style:column-width="5.405cm" style:rel-column-width="20138*"/>
    </style:style>
    <style:style style:name="Table4.A1" style:family="table-cell">
      <style:table-cell-properties fo:background-color="#009598" fo:padding="0.097cm" fo:border-left="0.05pt solid #000000" fo:border-right="none" fo:border-top="none" fo:border-bottom="0.05pt solid #000000">
        <style:background-image/>
      </style:table-cell-properties>
    </style:style>
    <style:style style:name="Table4.D1" style:family="table-cell">
      <style:table-cell-properties fo:background-color="#00959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none" fo:border-top="none" fo:border-bottom="0.05pt solid #000000"/>
    </style:style>
    <style:style style:name="Table4.C11" style:family="table-cell">
      <style:table-cell-properties fo:padding="0.097cm" fo:border-left="0.05pt solid #000000" fo:border-right="none" fo:border-top="none" fo:border-bottom="0.05pt solid #000000"/>
    </style:style>
    <style:style style:name="Table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0.05pt solid #000000" fo:border-right="none" fo:border-top="none" fo:border-bottom="0.05pt solid #000000"/>
    </style:style>
    <style:style style:name="Table4.C12" style:family="table-cell">
      <style:table-cell-properties fo:padding="0.097cm" fo:border-left="0.05pt solid #000000" fo:border-right="none" fo:border-top="none" fo:border-bottom="0.05pt solid #000000"/>
    </style:style>
    <style:style style:name="Table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none" fo:border-top="none" fo:border-bottom="0.05pt solid #000000"/>
    </style:style>
    <style:style style:name="Table4.B13" style:family="table-cell">
      <style:table-cell-properties fo:padding="0.097cm" fo:border-left="0.05pt solid #000000" fo:border-right="none" fo:border-top="none" fo:border-bottom="0.05pt solid #000000"/>
    </style:style>
    <style:style style:name="Table4.C13" style:family="table-cell">
      <style:table-cell-properties fo:padding="0.097cm" fo:border-left="0.05pt solid #000000" fo:border-right="none" fo:border-top="none" fo:border-bottom="0.05pt solid #000000"/>
    </style:style>
    <style:style style:name="Table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097cm" fo:border-left="0.05pt solid #000000" fo:border-right="none" fo:border-top="none" fo:border-bottom="0.05pt solid #000000"/>
    </style:style>
    <style:style style:name="Table4.B14" style:family="table-cell">
      <style:table-cell-properties fo:padding="0.097cm" fo:border-left="0.05pt solid #000000" fo:border-right="none" fo:border-top="none" fo:border-bottom="0.05pt solid #000000"/>
    </style:style>
    <style:style style:name="Table4.C14" style:family="table-cell">
      <style:table-cell-properties fo:padding="0.097cm" fo:border-left="0.05pt solid #000000" fo:border-right="none" fo:border-top="none" fo:border-bottom="0.05pt solid #000000"/>
    </style:style>
    <style:style style:name="Table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5" style:family="table-cell">
      <style:table-cell-properties fo:padding="0.097cm" fo:border-left="0.05pt solid #000000" fo:border-right="none" fo:border-top="none" fo:border-bottom="0.05pt solid #000000"/>
    </style:style>
    <style:style style:name="Table4.B15" style:family="table-cell">
      <style:table-cell-properties fo:padding="0.097cm" fo:border-left="0.05pt solid #000000" fo:border-right="none" fo:border-top="none" fo:border-bottom="0.05pt solid #000000"/>
    </style:style>
    <style:style style:name="Table4.C15" style:family="table-cell">
      <style:table-cell-properties fo:padding="0.097cm" fo:border-left="0.05pt solid #000000" fo:border-right="none" fo:border-top="none" fo:border-bottom="0.05pt solid #000000"/>
    </style:style>
    <style:style style:name="Table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6" style:family="table-cell">
      <style:table-cell-properties fo:padding="0.097cm" fo:border-left="0.05pt solid #000000" fo:border-right="none" fo:border-top="none" fo:border-bottom="0.05pt solid #000000"/>
    </style:style>
    <style:style style:name="Table4.B16" style:family="table-cell">
      <style:table-cell-properties fo:padding="0.097cm" fo:border-left="0.05pt solid #000000" fo:border-right="none" fo:border-top="none" fo:border-bottom="0.05pt solid #000000"/>
    </style:style>
    <style:style style:name="Table4.C16" style:family="table-cell">
      <style:table-cell-properties fo:padding="0.097cm" fo:border-left="0.05pt solid #000000" fo:border-right="none" fo:border-top="none" fo:border-bottom="0.05pt solid #000000"/>
    </style:style>
    <style:style style:name="Table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7" style:family="table-cell">
      <style:table-cell-properties fo:padding="0.097cm" fo:border-left="0.05pt solid #000000" fo:border-right="none" fo:border-top="none" fo:border-bottom="0.05pt solid #000000"/>
    </style:style>
    <style:style style:name="Table4.B17" style:family="table-cell">
      <style:table-cell-properties fo:padding="0.097cm" fo:border-left="0.05pt solid #000000" fo:border-right="none" fo:border-top="none" fo:border-bottom="0.05pt solid #000000"/>
    </style:style>
    <style:style style:name="Table4.C17" style:family="table-cell">
      <style:table-cell-properties fo:padding="0.097cm" fo:border-left="0.05pt solid #000000" fo:border-right="none" fo:border-top="none" fo:border-bottom="0.05pt solid #000000"/>
    </style:style>
    <style:style style:name="Table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8" style:family="table-cell">
      <style:table-cell-properties fo:padding="0.097cm" fo:border-left="0.05pt solid #000000" fo:border-right="none" fo:border-top="none" fo:border-bottom="0.05pt solid #000000"/>
    </style:style>
    <style:style style:name="Table4.B18" style:family="table-cell">
      <style:table-cell-properties fo:padding="0.097cm" fo:border-left="0.05pt solid #000000" fo:border-right="none" fo:border-top="none" fo:border-bottom="0.05pt solid #000000"/>
    </style:style>
    <style:style style:name="Table4.C18" style:family="table-cell">
      <style:table-cell-properties fo:padding="0.097cm" fo:border-left="0.05pt solid #000000" fo:border-right="none" fo:border-top="none" fo:border-bottom="0.05pt solid #000000"/>
    </style:style>
    <style:style style:name="Table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9" style:family="table-cell">
      <style:table-cell-properties fo:padding="0.097cm" fo:border-left="0.05pt solid #000000" fo:border-right="none" fo:border-top="none" fo:border-bottom="0.05pt solid #000000"/>
    </style:style>
    <style:style style:name="Table4.B19" style:family="table-cell">
      <style:table-cell-properties fo:padding="0.097cm" fo:border-left="0.05pt solid #000000" fo:border-right="none" fo:border-top="none" fo:border-bottom="0.05pt solid #000000"/>
    </style:style>
    <style:style style:name="Table4.C19" style:family="table-cell">
      <style:table-cell-properties fo:padding="0.097cm" fo:border-left="0.05pt solid #000000" fo:border-right="none" fo:border-top="none" fo:border-bottom="0.05pt solid #000000"/>
    </style:style>
    <style:style style:name="Table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0" style:family="table-cell">
      <style:table-cell-properties fo:padding="0.097cm" fo:border-left="0.05pt solid #000000" fo:border-right="none" fo:border-top="none" fo:border-bottom="0.05pt solid #000000"/>
    </style:style>
    <style:style style:name="Table4.B20" style:family="table-cell">
      <style:table-cell-properties fo:padding="0.097cm" fo:border-left="0.05pt solid #000000" fo:border-right="none" fo:border-top="none" fo:border-bottom="0.05pt solid #000000"/>
    </style:style>
    <style:style style:name="Table4.C20" style:family="table-cell">
      <style:table-cell-properties fo:padding="0.097cm" fo:border-left="0.05pt solid #000000" fo:border-right="none" fo:border-top="none" fo:border-bottom="0.05pt solid #000000"/>
    </style:style>
    <style:style style:name="Table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1" style:family="table-cell">
      <style:table-cell-properties fo:padding="0.097cm" fo:border-left="0.05pt solid #000000" fo:border-right="none" fo:border-top="none" fo:border-bottom="0.05pt solid #000000"/>
    </style:style>
    <style:style style:name="Table4.B21" style:family="table-cell">
      <style:table-cell-properties fo:padding="0.097cm" fo:border-left="0.05pt solid #000000" fo:border-right="none" fo:border-top="none" fo:border-bottom="0.05pt solid #000000"/>
    </style:style>
    <style:style style:name="Table4.C21" style:family="table-cell">
      <style:table-cell-properties fo:padding="0.097cm" fo:border-left="0.05pt solid #000000" fo:border-right="none" fo:border-top="none" fo:border-bottom="0.05pt solid #000000"/>
    </style:style>
    <style:style style:name="Table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2" style:family="table-cell">
      <style:table-cell-properties fo:padding="0.097cm" fo:border-left="0.05pt solid #000000" fo:border-right="none" fo:border-top="none" fo:border-bottom="0.05pt solid #000000"/>
    </style:style>
    <style:style style:name="Table4.B22" style:family="table-cell">
      <style:table-cell-properties fo:padding="0.097cm" fo:border-left="0.05pt solid #000000" fo:border-right="none" fo:border-top="none" fo:border-bottom="0.05pt solid #000000"/>
    </style:style>
    <style:style style:name="Table4.C22" style:family="table-cell">
      <style:table-cell-properties fo:padding="0.097cm" fo:border-left="0.05pt solid #000000" fo:border-right="none" fo:border-top="none" fo:border-bottom="0.05pt solid #000000"/>
    </style:style>
    <style:style style:name="Table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3" style:family="table-cell">
      <style:table-cell-properties fo:padding="0.097cm" fo:border-left="0.05pt solid #000000" fo:border-right="none" fo:border-top="none" fo:border-bottom="0.05pt solid #000000"/>
    </style:style>
    <style:style style:name="Table4.B23" style:family="table-cell">
      <style:table-cell-properties fo:padding="0.097cm" fo:border-left="0.05pt solid #000000" fo:border-right="none" fo:border-top="none" fo:border-bottom="0.05pt solid #000000"/>
    </style:style>
    <style:style style:name="Table4.C23" style:family="table-cell">
      <style:table-cell-properties fo:padding="0.097cm" fo:border-left="0.05pt solid #000000" fo:border-right="none" fo:border-top="none" fo:border-bottom="0.05pt solid #000000"/>
    </style:style>
    <style:style style:name="Table4.D2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b5ce5" officeooo:paragraph-rsid="001b5ce5"/>
    </style:style>
    <style:style style:name="P2" style:family="paragraph" style:parent-style-name="Standard">
      <style:paragraph-properties fo:text-align="center" style:justify-single-word="false"/>
      <style:text-properties officeooo:rsid="001b5ce5" officeooo:paragraph-rsid="001f0c21"/>
    </style:style>
    <style:style style:name="P3" style:family="paragraph" style:parent-style-name="Standard">
      <style:paragraph-properties fo:text-align="center" style:justify-single-word="false"/>
      <style:text-properties officeooo:rsid="001b5ce5" officeooo:paragraph-rsid="002d6db4"/>
    </style:style>
    <style:style style:name="P4" style:family="paragraph" style:parent-style-name="Standard">
      <style:paragraph-properties fo:text-align="center" style:justify-single-word="false"/>
      <style:text-properties officeooo:rsid="001b5ce5" officeooo:paragraph-rsid="0036a959"/>
    </style:style>
    <style:style style:name="P5" style:family="paragraph" style:parent-style-name="Standard">
      <style:paragraph-properties fo:text-align="start" style:justify-single-word="false"/>
      <style:text-properties officeooo:rsid="001b5ce5" officeooo:paragraph-rsid="001f0c21"/>
    </style:style>
    <style:style style:name="P6" style:family="paragraph" style:parent-style-name="Standard">
      <style:paragraph-properties fo:text-align="start" style:justify-single-word="false"/>
      <style:text-properties officeooo:rsid="001b5ce5" officeooo:paragraph-rsid="002d6db4"/>
    </style:style>
    <style:style style:name="P7" style:family="paragraph" style:parent-style-name="Standard">
      <style:paragraph-properties fo:text-align="start" style:justify-single-word="false"/>
      <style:text-properties officeooo:rsid="001b5ce5" officeooo:paragraph-rsid="0036a959"/>
    </style:style>
    <style:style style:name="P8" style:family="paragraph" style:parent-style-name="Standard">
      <style:paragraph-properties fo:text-align="center" style:justify-single-word="false"/>
      <style:text-properties officeooo:rsid="001f0c21" officeooo:paragraph-rsid="001f0c21"/>
    </style:style>
    <style:style style:name="P9" style:family="paragraph" style:parent-style-name="Standard">
      <style:paragraph-properties fo:text-align="center" style:justify-single-word="false"/>
      <style:text-properties fo:color="#009598" fo:font-size="32pt" officeooo:rsid="001b5ce5" officeooo:paragraph-rsid="001b5ce5" style:font-size-asian="32pt" style:font-size-complex="32pt"/>
    </style:style>
    <style:style style:name="P10" style:family="paragraph" style:parent-style-name="Standard">
      <style:paragraph-properties fo:text-align="center" style:justify-single-word="false"/>
      <style:text-properties fo:color="#009598" fo:font-size="32pt" officeooo:rsid="001f0c21" officeooo:paragraph-rsid="001f0c21" style:font-size-asian="32pt" style:font-size-complex="32pt"/>
    </style:style>
    <style:style style:name="P11" style:family="paragraph" style:parent-style-name="Standard">
      <style:paragraph-properties fo:text-align="center" style:justify-single-word="false"/>
      <style:text-properties fo:color="#009598" fo:font-size="32pt" fo:font-weight="normal" officeooo:rsid="001b5ce5" officeooo:paragraph-rsid="002d6db4" style:font-size-asian="32pt" style:font-weight-asian="normal" style:font-size-complex="3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9598" fo:font-size="32pt" fo:font-weight="normal" officeooo:rsid="001b5ce5" officeooo:paragraph-rsid="0036a959" style:font-size-asian="32pt" style:font-weight-asian="normal" style:font-size-complex="3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9598" fo:font-size="12pt" fo:font-weight="bold" officeooo:rsid="0021cb51" officeooo:paragraph-rsid="0024953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9598" fo:font-size="12pt" fo:font-weight="bold" officeooo:rsid="00239740" officeooo:paragraph-rsid="0030853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ed1c24" fo:font-size="14pt" fo:font-weight="bold" officeooo:rsid="001b5ce5" officeooo:paragraph-rsid="001b5ce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ed1c24" fo:font-size="14pt" fo:font-weight="bold" officeooo:rsid="001b5ce5" officeooo:paragraph-rsid="001f0c2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ed1c24" fo:font-size="14pt" fo:font-weight="bold" officeooo:rsid="001b5ce5" officeooo:paragraph-rsid="001fdd1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ed1c24" fo:font-size="14pt" fo:font-weight="bold" officeooo:rsid="001b5ce5" officeooo:paragraph-rsid="0023974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ed1c24" fo:font-size="14pt" fo:font-weight="bold" officeooo:rsid="001b5ce5" officeooo:paragraph-rsid="002d6db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ed1c24" fo:font-size="14pt" fo:font-weight="bold" officeooo:rsid="001b5ce5" officeooo:paragraph-rsid="0030853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ed1c24" fo:font-size="14pt" fo:font-weight="bold" officeooo:rsid="001b5ce5" officeooo:paragraph-rsid="0036a95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1fdd1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2145b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21cb5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23974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24953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25cac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2b75b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30853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30e89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32e7e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2pt" fo:font-weight="normal" officeooo:rsid="00239740" officeooo:paragraph-rsid="00239740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2pt" fo:font-weight="normal" officeooo:rsid="00239740" officeooo:paragraph-rsid="0024953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1pt" fo:font-weight="normal" officeooo:rsid="001fdd1b" officeooo:paragraph-rsid="0021cb51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cac58" style:text-blinking="false" fo:background-color="transparent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6a959" style:text-blinking="false" fo:background-color="transparent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officeooo:paragraph-rsid="001f0c21"/>
    </style:style>
    <style:style style:name="P40" style:family="paragraph" style:parent-style-name="Table_20_Contents">
      <style:paragraph-properties fo:text-align="center" style:justify-single-word="false"/>
      <style:text-properties officeooo:paragraph-rsid="002d6db4"/>
    </style:style>
    <style:style style:name="P41" style:family="paragraph" style:parent-style-name="Table_20_Contents">
      <style:paragraph-properties fo:text-align="center" style:justify-single-word="false"/>
      <style:text-properties officeooo:paragraph-rsid="0036a959"/>
    </style:style>
    <style:style style:name="P42" style:family="paragraph" style:parent-style-name="Table_20_Contents">
      <style:paragraph-properties fo:text-align="center" style:justify-single-word="false"/>
      <style:text-properties officeooo:rsid="001b5ce5" officeooo:paragraph-rsid="001b5ce5"/>
    </style:style>
    <style:style style:name="P43" style:family="paragraph" style:parent-style-name="Table_20_Contents">
      <style:paragraph-properties fo:text-align="center" style:justify-single-word="false"/>
      <style:text-properties officeooo:rsid="001b5ce5" officeooo:paragraph-rsid="001f0c21"/>
    </style:style>
    <style:style style:name="P44" style:family="paragraph" style:parent-style-name="Table_20_Contents">
      <style:paragraph-properties fo:text-align="center" style:justify-single-word="false"/>
      <style:text-properties officeooo:rsid="001b5ce5" officeooo:paragraph-rsid="002d6db4"/>
    </style:style>
    <style:style style:name="P45" style:family="paragraph" style:parent-style-name="Table_20_Contents">
      <style:paragraph-properties fo:text-align="center" style:justify-single-word="false"/>
      <style:text-properties officeooo:rsid="001b5ce5" officeooo:paragraph-rsid="0036a959"/>
    </style:style>
    <style:style style:name="P46" style:family="paragraph" style:parent-style-name="Table_20_Contents">
      <style:paragraph-properties fo:text-align="center" style:justify-single-word="false"/>
      <style:text-properties officeooo:rsid="001bbfd2" officeooo:paragraph-rsid="001bbfd2"/>
    </style:style>
    <style:style style:name="P47" style:family="paragraph" style:parent-style-name="Table_20_Contents">
      <style:paragraph-properties fo:text-align="center" style:justify-single-word="false"/>
      <style:text-properties officeooo:rsid="001bbfd2" officeooo:paragraph-rsid="001f0c21"/>
    </style:style>
    <style:style style:name="P48" style:family="paragraph" style:parent-style-name="Table_20_Contents">
      <style:paragraph-properties fo:text-align="center" style:justify-single-word="false"/>
      <style:text-properties officeooo:rsid="001bbfd2" officeooo:paragraph-rsid="002d6db4"/>
    </style:style>
    <style:style style:name="P49" style:family="paragraph" style:parent-style-name="Table_20_Contents">
      <style:paragraph-properties fo:text-align="center" style:justify-single-word="false"/>
      <style:text-properties officeooo:rsid="001bbfd2" officeooo:paragraph-rsid="0036a959"/>
    </style:style>
    <style:style style:name="P50" style:family="paragraph" style:parent-style-name="Table_20_Contents">
      <style:paragraph-properties fo:text-align="center" style:justify-single-word="false"/>
      <style:text-properties officeooo:rsid="001cac58" officeooo:paragraph-rsid="001cac58"/>
    </style:style>
    <style:style style:name="P51" style:family="paragraph" style:parent-style-name="Table_20_Contents">
      <style:paragraph-properties fo:text-align="center" style:justify-single-word="false"/>
      <style:text-properties officeooo:rsid="001cac58" officeooo:paragraph-rsid="001f0c21"/>
    </style:style>
    <style:style style:name="P52" style:family="paragraph" style:parent-style-name="Table_20_Contents">
      <style:paragraph-properties fo:text-align="center" style:justify-single-word="false"/>
      <style:text-properties officeooo:rsid="001cac58" officeooo:paragraph-rsid="002d6db4"/>
    </style:style>
    <style:style style:name="P53" style:family="paragraph" style:parent-style-name="Table_20_Contents">
      <style:paragraph-properties fo:text-align="center" style:justify-single-word="false"/>
      <style:text-properties officeooo:rsid="001cac58" officeooo:paragraph-rsid="0036a959"/>
    </style:style>
    <style:style style:name="P54" style:family="paragraph" style:parent-style-name="Table_20_Contents">
      <style:paragraph-properties fo:text-align="center" style:justify-single-word="false"/>
      <style:text-properties officeooo:rsid="001d4e09" officeooo:paragraph-rsid="001d4e09"/>
    </style:style>
    <style:style style:name="P55" style:family="paragraph" style:parent-style-name="Table_20_Contents">
      <style:paragraph-properties fo:text-align="center" style:justify-single-word="false"/>
      <style:text-properties officeooo:rsid="001d4e09" officeooo:paragraph-rsid="0036a959"/>
    </style:style>
    <style:style style:name="P56" style:family="paragraph" style:parent-style-name="Table_20_Contents">
      <style:paragraph-properties fo:text-align="center" style:justify-single-word="false"/>
      <style:text-properties fo:color="#ffffff" fo:font-size="12pt" fo:font-weight="bold" officeooo:rsid="001b5ce5" officeooo:paragraph-rsid="001b5ce5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ffffff" fo:font-size="12pt" fo:font-weight="bold" officeooo:rsid="001b5ce5" officeooo:paragraph-rsid="001f0c21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ffffff" fo:font-size="12pt" fo:font-weight="bold" officeooo:rsid="001b5ce5" officeooo:paragraph-rsid="002d6db4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ffffff" fo:font-size="12pt" fo:font-weight="bold" officeooo:rsid="001b5ce5" officeooo:paragraph-rsid="0036a959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officeooo:rsid="001edcc5" officeooo:paragraph-rsid="001f0c21"/>
    </style:style>
    <style:style style:name="P61" style:family="paragraph" style:parent-style-name="Table_20_Contents">
      <style:paragraph-properties fo:text-align="center" style:justify-single-word="false"/>
      <style:text-properties officeooo:rsid="0026171e" officeooo:paragraph-rsid="0026171e"/>
    </style:style>
    <style:style style:name="P62" style:family="paragraph" style:parent-style-name="Table_20_Contents">
      <style:paragraph-properties fo:text-align="center" style:justify-single-word="false"/>
      <style:text-properties officeooo:rsid="0026171e" officeooo:paragraph-rsid="002d6db4"/>
    </style:style>
    <style:style style:name="P63" style:family="paragraph" style:parent-style-name="Table_20_Contents">
      <style:paragraph-properties fo:text-align="center" style:justify-single-word="false"/>
      <style:text-properties officeooo:rsid="0026171e" officeooo:paragraph-rsid="0036a959"/>
    </style:style>
    <style:style style:name="P64" style:family="paragraph" style:parent-style-name="Table_20_Contents">
      <style:paragraph-properties fo:text-align="center" style:justify-single-word="false"/>
      <style:text-properties officeooo:rsid="002743b7" officeooo:paragraph-rsid="002743b7"/>
    </style:style>
    <style:style style:name="P65" style:family="paragraph" style:parent-style-name="Table_20_Contents">
      <style:paragraph-properties fo:text-align="center" style:justify-single-word="false"/>
      <style:text-properties officeooo:rsid="002743b7" officeooo:paragraph-rsid="002d6db4"/>
    </style:style>
    <style:style style:name="P66" style:family="paragraph" style:parent-style-name="Table_20_Contents">
      <style:paragraph-properties fo:text-align="center" style:justify-single-word="false"/>
      <style:text-properties officeooo:rsid="002743b7" officeooo:paragraph-rsid="0036a959"/>
    </style:style>
    <style:style style:name="P67" style:family="paragraph" style:parent-style-name="Table_20_Contents">
      <style:paragraph-properties fo:text-align="center" style:justify-single-word="false"/>
      <style:text-properties officeooo:rsid="0027e811" officeooo:paragraph-rsid="0027e811"/>
    </style:style>
    <style:style style:name="P68" style:family="paragraph" style:parent-style-name="Table_20_Contents">
      <style:paragraph-properties fo:text-align="center" style:justify-single-word="false"/>
      <style:text-properties officeooo:rsid="0027e811" officeooo:paragraph-rsid="002d6db4"/>
    </style:style>
    <style:style style:name="P69" style:family="paragraph" style:parent-style-name="Table_20_Contents">
      <style:paragraph-properties fo:text-align="center" style:justify-single-word="false"/>
      <style:text-properties officeooo:rsid="0027e811" officeooo:paragraph-rsid="0036a959"/>
    </style:style>
    <style:style style:name="P70" style:family="paragraph" style:parent-style-name="Table_20_Contents">
      <style:paragraph-properties fo:text-align="center" style:justify-single-word="false"/>
      <style:text-properties officeooo:rsid="002d07ef" officeooo:paragraph-rsid="002d07ef"/>
    </style:style>
    <style:style style:name="P71" style:family="paragraph" style:parent-style-name="Table_20_Contents">
      <style:paragraph-properties fo:text-align="center" style:justify-single-word="false"/>
      <style:text-properties officeooo:rsid="002d07ef" officeooo:paragraph-rsid="0036a959"/>
    </style:style>
    <style:style style:name="P72" style:family="paragraph" style:parent-style-name="Table_20_Contents">
      <style:paragraph-properties fo:text-align="center" style:justify-single-word="false"/>
      <style:text-properties officeooo:rsid="002d6db4" officeooo:paragraph-rsid="002d6db4"/>
    </style:style>
    <style:style style:name="P73" style:family="paragraph" style:parent-style-name="Table_20_Contents">
      <style:paragraph-properties fo:text-align="center" style:justify-single-word="false"/>
      <style:text-properties officeooo:rsid="002ee6b4" officeooo:paragraph-rsid="002ee6b4"/>
    </style:style>
    <style:style style:name="P74" style:family="paragraph" style:parent-style-name="Table_20_Contents">
      <style:paragraph-properties fo:text-align="center" style:justify-single-word="false"/>
      <style:text-properties officeooo:rsid="0034cd40" officeooo:paragraph-rsid="0034cd40"/>
    </style:style>
    <style:style style:name="P75" style:family="paragraph" style:parent-style-name="Table_20_Contents">
      <style:paragraph-properties fo:text-align="center" style:justify-single-word="false"/>
      <style:text-properties officeooo:rsid="0036a959" officeooo:paragraph-rsid="0036a959"/>
    </style:style>
    <style:style style:name="P76" style:family="paragraph" style:parent-style-name="Table_20_Contents">
      <style:paragraph-properties fo:text-align="center" style:justify-single-word="false"/>
      <style:text-properties officeooo:rsid="0037c8db" officeooo:paragraph-rsid="0037c8db"/>
    </style:style>
    <style:style style:name="P77" style:family="paragraph" style:parent-style-name="Standard" style:list-style-name="L1">
      <style:paragraph-properties fo:text-align="start" style:justify-single-word="false"/>
      <style:text-properties officeooo:rsid="001b5ce5" officeooo:paragraph-rsid="001f0c21"/>
    </style:style>
    <style:style style:name="P78" style:family="paragraph" style:parent-style-name="Standard" style:list-style-name="L1">
      <style:paragraph-properties fo:text-align="start" style:justify-single-word="false"/>
      <style:text-properties officeooo:rsid="001b5ce5" officeooo:paragraph-rsid="002d6db4"/>
    </style:style>
    <style:style style:name="P79" style:family="paragraph" style:parent-style-name="Standard" style:list-style-name="L1">
      <style:paragraph-properties fo:text-align="start" style:justify-single-word="false"/>
      <style:text-properties officeooo:rsid="001b5ce5" officeooo:paragraph-rsid="0036a959"/>
    </style:style>
    <style:style style:name="P80" style:family="paragraph" style:parent-style-name="Standard" style:list-style-name="L2">
      <style:paragraph-properties fo:text-align="start" style:justify-single-word="false"/>
      <style:text-properties officeooo:rsid="001b5ce5" officeooo:paragraph-rsid="001b5ce5"/>
    </style:style>
    <style:style style:name="P81" style:family="paragraph" style:parent-style-name="Standard" style:list-style-name="L4">
      <style:paragraph-properties fo:text-align="start" style:justify-single-word="false"/>
      <style:text-properties officeooo:rsid="001b5ce5" officeooo:paragraph-rsid="001f0c21"/>
    </style:style>
    <style:style style:name="P82" style:family="paragraph" style:parent-style-name="Standard" style:list-style-name="L5">
      <style:paragraph-properties fo:text-align="start" style:justify-single-word="false"/>
      <style:text-properties officeooo:rsid="001b5ce5" officeooo:paragraph-rsid="001f0c21"/>
    </style:style>
    <style:style style:name="P83" style:family="paragraph" style:parent-style-name="Standard" style:list-style-name="L7">
      <style:paragraph-properties fo:text-align="start" style:justify-single-word="false"/>
      <style:text-properties officeooo:rsid="001b5ce5" officeooo:paragraph-rsid="002d6db4"/>
    </style:style>
    <style:style style:name="P84" style:family="paragraph" style:parent-style-name="Standard" style:list-style-name="L8">
      <style:paragraph-properties fo:text-align="start" style:justify-single-word="false"/>
      <style:text-properties officeooo:rsid="001b5ce5" officeooo:paragraph-rsid="0036a959"/>
    </style:style>
    <style:style style:name="P85" style:family="paragraph" style:parent-style-name="Standard" style:list-style-name="L3">
      <style:paragraph-properties fo:text-align="start" style:justify-single-word="false"/>
      <style:text-properties officeooo:rsid="001cac58" officeooo:paragraph-rsid="001b5ce5"/>
    </style:style>
    <style:style style:name="P86" style:family="paragraph" style:parent-style-name="Standard" style:list-style-name="L6">
      <style:paragraph-properties fo:text-align="start" style:justify-single-word="false"/>
      <style:text-properties officeooo:rsid="001cac58" officeooo:paragraph-rsid="001f0c21"/>
    </style:style>
    <style:style style:name="P87" style:family="paragraph" style:parent-style-name="Standard" style:list-style-name="L9">
      <style:paragraph-properties fo:text-align="start" style:justify-single-word="false"/>
      <style:text-properties officeooo:rsid="001cac58" officeooo:paragraph-rsid="0036a959"/>
    </style:style>
    <style:style style:name="P88" style:family="paragraph" style:parent-style-name="Standard" style:list-style-name="L6">
      <style:paragraph-properties fo:text-align="start" style:justify-single-word="false"/>
      <style:text-properties officeooo:paragraph-rsid="001f0c21"/>
    </style:style>
    <style:style style:name="P89" style:family="paragraph" style:parent-style-name="Standard">
      <style:paragraph-properties fo:text-align="center" style:justify-single-word="false"/>
      <style:text-properties fo:color="#009598" fo:font-size="32pt" fo:font-weight="normal" officeooo:rsid="001b5ce5" officeooo:paragraph-rsid="0036a959" style:font-size-asian="32pt" style:font-weight-asian="normal" style:font-size-complex="3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ize="11pt" fo:font-weight="normal" officeooo:rsid="001b5ce5" officeooo:paragraph-rsid="0036a959" style:font-size-asian="11pt" style:font-weight-asian="normal" style:font-size-complex="11pt" style:font-weight-complex="normal"/>
    </style:style>
    <style:style style:name="T1" style:family="text">
      <style:text-properties officeooo:rsid="001b5ce5"/>
    </style:style>
    <style:style style:name="T2" style:family="text">
      <style:text-properties officeooo:rsid="001bbfd2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21cb51" style:font-size-asian="11pt" style:font-size-complex="11pt"/>
    </style:style>
    <style:style style:name="T5" style:family="text">
      <style:text-properties fo:font-size="11pt" officeooo:rsid="00249533" style:font-size-asian="11pt" style:font-size-complex="11pt"/>
    </style:style>
    <style:style style:name="T6" style:family="text">
      <style:text-properties fo:font-size="11pt" officeooo:rsid="00308532" style:font-size-asian="11pt" style:font-size-complex="11pt"/>
    </style:style>
    <style:style style:name="T7" style:family="text">
      <style:text-properties officeooo:rsid="001d4e09"/>
    </style:style>
    <style:style style:name="T8" style:family="text">
      <style:text-properties officeooo:rsid="001fdd1b"/>
    </style:style>
    <style:style style:name="T9" style:family="text">
      <style:text-properties officeooo:rsid="002145b6"/>
    </style:style>
    <style:style style:name="T10" style:family="text">
      <style:text-properties officeooo:rsid="0021cb51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2145b6" style:font-size-asian="10pt" style:font-size-complex="10pt"/>
    </style:style>
    <style:style style:name="T13" style:family="text">
      <style:text-properties fo:font-size="10.5pt" style:font-size-complex="10.5pt"/>
    </style:style>
    <style:style style:name="T14" style:family="text">
      <style:text-properties fo:font-size="10.5pt" officeooo:rsid="0021cb51" style:font-size-complex="10.5pt"/>
    </style:style>
    <style:style style:name="T15" style:family="text">
      <style:text-properties fo:font-size="10.5pt" officeooo:rsid="00249533" style:font-size-complex="10.5pt"/>
    </style:style>
    <style:style style:name="T16" style:family="text">
      <style:text-properties fo:font-size="10.5pt" officeooo:rsid="001b5ce5" style:font-size-complex="10.5pt"/>
    </style:style>
    <style:style style:name="T17" style:family="text">
      <style:text-properties fo:color="#009598" fo:font-weight="bold" style:font-weight-asian="bold" style:font-weight-complex="bold"/>
    </style:style>
    <style:style style:name="T18" style:family="text">
      <style:text-properties fo:color="#009598" fo:font-weight="bold" officeooo:rsid="0021cb51" style:font-weight-asian="bold" style:font-weight-complex="bold"/>
    </style:style>
    <style:style style:name="T19" style:family="text">
      <style:text-properties fo:color="#009598" fo:font-weight="bold" officeooo:rsid="002145b6" style:font-weight-asian="bold" style:font-weight-complex="bold"/>
    </style:style>
    <style:style style:name="T20" style:family="text">
      <style:text-properties fo:color="#009598" fo:font-weight="bold" officeooo:rsid="00239740" style:font-weight-asian="bold" style:font-weight-complex="bold"/>
    </style:style>
    <style:style style:name="T21" style:family="text">
      <style:text-properties fo:color="#009598" fo:font-weight="bold" officeooo:rsid="00249533" style:font-weight-asian="bold" style:font-weight-complex="bold"/>
    </style:style>
    <style:style style:name="T22" style:family="text">
      <style:text-properties fo:color="#009598" fo:font-weight="bold" officeooo:rsid="0025cacb" style:font-weight-asian="bold" style:font-weight-complex="bold"/>
    </style:style>
    <style:style style:name="T23" style:family="text">
      <style:text-properties fo:color="#009598" fo:font-weight="bold" officeooo:rsid="001b5ce5" style:font-weight-asian="bold" style:font-weight-complex="bold"/>
    </style:style>
    <style:style style:name="T24" style:family="text">
      <style:text-properties fo:color="#009598" fo:font-weight="bold" officeooo:rsid="002d07ef" style:font-weight-asian="bold" style:font-weight-complex="bold"/>
    </style:style>
    <style:style style:name="T25" style:family="text">
      <style:text-properties fo:color="#009598" fo:font-weight="bold" officeooo:rsid="00308532" style:font-weight-asian="bold" style:font-weight-complex="bold"/>
    </style:style>
    <style:style style:name="T26" style:family="text">
      <style:text-properties fo:color="#009598" fo:font-weight="bold" officeooo:rsid="0030e89c" style:font-weight-asian="bold" style:font-weight-complex="bold"/>
    </style:style>
    <style:style style:name="T27" style:family="text">
      <style:text-properties fo:color="#009598" fo:font-weight="bold" officeooo:rsid="0032e7e3" style:font-weight-asian="bold" style:font-weight-complex="bold"/>
    </style:style>
    <style:style style:name="T28" style:family="text">
      <style:text-properties fo:color="#009598" fo:font-size="11pt" fo:font-weight="bold" officeooo:rsid="0021cb51" style:font-size-asian="11pt" style:font-weight-asian="bold" style:font-size-complex="11pt" style:font-weight-complex="bold"/>
    </style:style>
    <style:style style:name="T29" style:family="text">
      <style:text-properties fo:color="#009598" fo:font-size="11pt" fo:font-weight="bold" officeooo:rsid="00249533" style:font-size-asian="11pt" style:font-weight-asian="bold" style:font-size-complex="11pt" style:font-weight-complex="bold"/>
    </style:style>
    <style:style style:name="T30" style:family="text">
      <style:text-properties fo:color="#009598" fo:font-size="11pt" fo:font-weight="bold" officeooo:rsid="00308532" style:font-size-asian="11pt" style:font-weight-asian="bold" style:font-size-complex="11pt" style:font-weight-complex="bold"/>
    </style:style>
    <style:style style:name="T31" style:family="text">
      <style:text-properties fo:color="#009598" fo:font-size="10.5pt" fo:font-weight="bold" officeooo:rsid="00249533" style:font-weight-asian="bold" style:font-size-complex="10.5pt" style:font-weight-complex="bold"/>
    </style:style>
    <style:style style:name="T32" style:family="text">
      <style:text-properties fo:color="#009598" fo:font-size="10pt" fo:font-weight="bold" officeooo:rsid="002145b6" style:font-size-asian="10pt" style:font-weight-asian="bold" style:font-size-complex="10pt" style:font-weight-complex="bold"/>
    </style:style>
    <style:style style:name="T33" style:family="text">
      <style:text-properties fo:font-weight="bold" officeooo:rsid="001b5ce5" style:font-weight-asian="bold" style:font-weight-complex="bold"/>
    </style:style>
    <style:style style:name="T34" style:family="text">
      <style:text-properties fo:font-weight="bold" officeooo:rsid="00308532" style:font-weight-asian="bold" style:font-weight-complex="bold"/>
    </style:style>
    <style:style style:name="T35" style:family="text">
      <style:text-properties officeooo:rsid="00239740"/>
    </style:style>
    <style:style style:name="T36" style:family="text">
      <style:text-properties officeooo:rsid="002d6db4"/>
    </style:style>
    <style:style style:name="T37" style:family="text">
      <style:text-properties officeooo:rsid="002ee6b4"/>
    </style:style>
    <style:style style:name="T38" style:family="text">
      <style:text-properties officeooo:rsid="00308532"/>
    </style:style>
    <style:style style:name="T39" style:family="text">
      <style:text-properties officeooo:rsid="0030e89c"/>
    </style:style>
    <style:style style:name="T40" style:family="text">
      <style:text-properties officeooo:rsid="0032e7e3"/>
    </style:style>
    <style:style style:name="T41" style:family="text">
      <style:text-properties officeooo:rsid="0034cd40"/>
    </style:style>
    <style:style style:name="T42" style:family="text">
      <style:text-properties officeooo:rsid="0036a959"/>
    </style:style>
    <style:style style:name="T43" style:family="text">
      <style:text-properties officeooo:rsid="0037c8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bookmark-start text:name="__DdeLink__156_3869812453"/><text:bookmark-start text:name="__DdeLink__2051_1844080777"/>Archivo extension “lnz”<text:bookmark-end text:name="__DdeLink__156_3869812453"/><text:bookmark-end text:name="__DdeLink__2051_184408077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bookmark-start text:name="__DdeLink__263_3869812453"/><text:soft-page-break/>Analsis Lexico</text:p>
      <text:p text:style-name="P1"/>
      <text:p text:style-name="P5">Expresiones Regulares:</text:p>
      <text:list xml:id="list1632694044" text:style-name="L1">
        <text:list-item>
          <text:p text:style-name="P77">Letras: <text:s/>L= [a-zA-Z]</text:p>
        </text:list-item>
      </text:list>
      <text:list xml:id="list1066707232" text:style-name="L2">
        <text:list-item>
          <text:p text:style-name="P80">Numeros : <text:s/>N = [0-9]</text:p>
        </text:list-item>
      </text:list>
      <text:list xml:id="list2298875302" text:style-name="L3">
        <text:list-item>
          <text:p text:style-name="P85">Numeros Hexadecimanes: H = [0-9a-fA-F]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6">No</text:p>
          </table:table-cell>
          <table:table-cell table:style-name="Table1.A1" office:value-type="string">
            <text:p text:style-name="P56">Lexema</text:p>
          </table:table-cell>
          <table:table-cell table:style-name="Table1.A1" office:value-type="string">
            <text:p text:style-name="P56">Token </text:p>
          </table:table-cell>
          <table:table-cell table:style-name="Table1.D1" office:value-type="string">
            <text:p text:style-name="P56">Expresion Regular</text:p>
          </table:table-cell>
        </table:table-row>
        <table:table-row>
          <table:table-cell table:style-name="Table1.A22" office:value-type="string">
            <text:p text:style-name="P61">1</text:p>
          </table:table-cell>
          <table:table-cell table:style-name="Table1.B22" office:value-type="string">
            <text:p text:style-name="P42">{</text:p>
          </table:table-cell>
          <table:table-cell table:style-name="Table1.C22" office:value-type="string">
            <text:p text:style-name="P42"><text:bookmark-start text:name="__DdeLink__65_3869812453"/>CURLYBRACKETO<text:bookmark-end text:name="__DdeLink__65_3869812453"/></text:p>
          </table:table-cell>
          <table:table-cell table:style-name="Table1.D22" office:value-type="string">
            <text:p text:style-name="P50">{</text:p>
          </table:table-cell>
        </table:table-row>
        <table:table-row>
          <table:table-cell table:style-name="Table1.A22" office:value-type="string">
            <text:p text:style-name="P61">2</text:p>
          </table:table-cell>
          <table:table-cell table:style-name="Table1.B22" office:value-type="string">
            <text:p text:style-name="P42">}</text:p>
          </table:table-cell>
          <table:table-cell table:style-name="Table1.C22" office:value-type="string">
            <text:p text:style-name="P42"><text:bookmark-start text:name="__DdeLink__67_3869812453"/>CURLYBRACKET<text:span text:style-name="T8">C</text:span><text:bookmark-end text:name="__DdeLink__67_3869812453"/></text:p>
          </table:table-cell>
          <table:table-cell table:style-name="Table1.D22" office:value-type="string">
            <text:p text:style-name="P50">}</text:p>
          </table:table-cell>
        </table:table-row>
        <table:table-row>
          <table:table-cell table:style-name="Table1.A22" office:value-type="string">
            <text:p text:style-name="P61">3</text:p>
          </table:table-cell>
          <table:table-cell table:style-name="Table1.B22" office:value-type="string">
            <text:p text:style-name="P38">:</text:p>
          </table:table-cell>
          <table:table-cell table:style-name="Table1.C22" office:value-type="string">
            <text:p text:style-name="P42"><text:bookmark-start text:name="__DdeLink__69_3869812453"/>COLON<text:bookmark-end text:name="__DdeLink__69_3869812453"/></text:p>
          </table:table-cell>
          <table:table-cell table:style-name="Table1.D22" office:value-type="string">
            <text:p text:style-name="P38">:</text:p>
          </table:table-cell>
        </table:table-row>
        <table:table-row>
          <table:table-cell table:style-name="Table1.A22" office:value-type="string">
            <text:p text:style-name="P61">4</text:p>
          </table:table-cell>
          <table:table-cell table:style-name="Table1.B22" office:value-type="string">
            <text:p text:style-name="P38">,</text:p>
          </table:table-cell>
          <table:table-cell table:style-name="Table1.C22" office:value-type="string">
            <text:p text:style-name="P42"><text:bookmark-start text:name="__DdeLink__71_3869812453"/>COMMA<text:bookmark-end text:name="__DdeLink__71_3869812453"/></text:p>
          </table:table-cell>
          <table:table-cell table:style-name="Table1.D22" office:value-type="string">
            <text:p text:style-name="P38">,</text:p>
          </table:table-cell>
        </table:table-row>
        <table:table-row>
          <table:table-cell table:style-name="Table1.A22" office:value-type="string">
            <text:p text:style-name="P64">5</text:p>
          </table:table-cell>
          <table:table-cell table:style-name="Table1.B22" office:value-type="string">
            <text:p text:style-name="P42"/>
          </table:table-cell>
          <table:table-cell table:style-name="Table1.C22" office:value-type="string">
            <text:p text:style-name="P42"><text:bookmark-start text:name="__DdeLink__101_3869812453"/>ID<text:bookmark-end text:name="__DdeLink__101_3869812453"/></text:p>
          </table:table-cell>
          <table:table-cell table:style-name="Table1.D22" office:value-type="string">
            <text:p text:style-name="P42">(L | _ ) <text:span text:style-name="T2">( L | N | _ )*</text:span></text:p>
          </table:table-cell>
        </table:table-row>
        <table:table-row>
          <table:table-cell table:style-name="Table1.A22" office:value-type="string">
            <text:p text:style-name="P64">6</text:p>
          </table:table-cell>
          <table:table-cell table:style-name="Table1.B22" office:value-type="string">
            <text:p text:style-name="P46"/>
          </table:table-cell>
          <table:table-cell table:style-name="Table1.C22" office:value-type="string">
            <text:p text:style-name="P46"><text:bookmark-start text:name="__DdeLink__103_3869812453"/>INTEGER<text:bookmark-end text:name="__DdeLink__103_3869812453"/></text:p>
          </table:table-cell>
          <table:table-cell table:style-name="Table1.D22" office:value-type="string">
            <text:p text:style-name="P46">N+</text:p>
          </table:table-cell>
        </table:table-row>
        <table:table-row>
          <table:table-cell table:style-name="Table1.A22" office:value-type="string">
            <text:p text:style-name="P70">7</text:p>
          </table:table-cell>
          <table:table-cell table:style-name="Table1.B22" office:value-type="string">
            <text:p text:style-name="P46"/>
          </table:table-cell>
          <table:table-cell table:style-name="Table1.C22" office:value-type="string">
            <text:p text:style-name="P50">LITERAL</text:p>
          </table:table-cell>
          <table:table-cell table:style-name="Table1.D8" office:value-type="string">
            <text:p text:style-name="P50">(“) [^*]~ (“) </text:p>
          </table:table-cell>
        </table:table-row>
        <table:table-row>
          <table:table-cell table:style-name="Table1.A22" office:value-type="string">
            <text:p text:style-name="P64">8</text:p>
          </table:table-cell>
          <table:table-cell table:style-name="Table1.B22" office:value-type="string">
            <text:p text:style-name="P46">Red</text:p>
          </table:table-cell>
          <table:table-cell table:style-name="Table1.C22" office:value-type="string">
            <text:p text:style-name="P46"><text:bookmark-start text:name="__DdeLink__73_3869812453"/>RED<text:bookmark-end text:name="__DdeLink__73_3869812453"/></text:p>
          </table:table-cell>
          <table:table-cell table:style-name="Table1.D22" office:value-type="string">
            <text:p text:style-name="P50">Red</text:p>
          </table:table-cell>
        </table:table-row>
        <table:table-row>
          <table:table-cell table:style-name="Table1.A22" office:value-type="string">
            <text:p text:style-name="P64">9</text:p>
          </table:table-cell>
          <table:table-cell table:style-name="Table1.B22" office:value-type="string">
            <text:p text:style-name="P46">Blue</text:p>
          </table:table-cell>
          <table:table-cell table:style-name="Table1.C22" office:value-type="string">
            <text:p text:style-name="P46"><text:bookmark-start text:name="__DdeLink__75_3869812453"/>BLUE<text:bookmark-end text:name="__DdeLink__75_3869812453"/></text:p>
          </table:table-cell>
          <table:table-cell table:style-name="Table1.D22" office:value-type="string">
            <text:p text:style-name="P50">Blue</text:p>
          </table:table-cell>
        </table:table-row>
        <table:table-row>
          <table:table-cell table:style-name="Table1.A22" office:value-type="string">
            <text:p text:style-name="P64">10</text:p>
          </table:table-cell>
          <table:table-cell table:style-name="Table1.B22" office:value-type="string">
            <text:p text:style-name="P46">Green</text:p>
          </table:table-cell>
          <table:table-cell table:style-name="Table1.C22" office:value-type="string">
            <text:p text:style-name="P46"><text:bookmark-start text:name="__DdeLink__77_3869812453"/>GREEN<text:bookmark-end text:name="__DdeLink__77_3869812453"/></text:p>
          </table:table-cell>
          <table:table-cell table:style-name="Table1.D22" office:value-type="string">
            <text:p text:style-name="P50">Green</text:p>
          </table:table-cell>
        </table:table-row>
        <table:table-row>
          <table:table-cell table:style-name="Table1.A22" office:value-type="string">
            <text:p text:style-name="P64">11</text:p>
          </table:table-cell>
          <table:table-cell table:style-name="Table1.B22" office:value-type="string">
            <text:p text:style-name="P50">HEX</text:p>
          </table:table-cell>
          <table:table-cell table:style-name="Table1.C22" office:value-type="string">
            <text:p text:style-name="P50"><text:bookmark-start text:name="__DdeLink__105_3869812453"/><text:bookmark-start text:name="__DdeLink__79_3869812453"/>HEX<text:bookmark-end text:name="__DdeLink__105_3869812453"/><text:bookmark-end text:name="__DdeLink__79_3869812453"/></text:p>
          </table:table-cell>
          <table:table-cell table:style-name="Table1.D22" office:value-type="string">
            <text:p text:style-name="P50">HEX</text:p>
          </table:table-cell>
        </table:table-row>
        <table:table-row>
          <table:table-cell table:style-name="Table1.A13" office:value-type="string">
            <text:p text:style-name="P67">12</text:p>
          </table:table-cell>
          <table:table-cell table:style-name="Table1.B13" office:value-type="string">
            <text:p text:style-name="P38"/>
          </table:table-cell>
          <table:table-cell table:style-name="Table1.C13" office:value-type="string">
            <text:p text:style-name="P50"><text:bookmark-start text:name="__DdeLink__107_3869812453"/>HEXCODE<text:bookmark-end text:name="__DdeLink__107_3869812453"/></text:p>
          </table:table-cell>
          <table:table-cell table:style-name="Table1.D13" office:value-type="string">
            <text:p text:style-name="P50">#HHHHHH</text:p>
          </table:table-cell>
        </table:table-row>
        <table:table-row>
          <table:table-cell table:style-name="Table1.A14" office:value-type="string">
            <text:p text:style-name="P67">13</text:p>
          </table:table-cell>
          <table:table-cell table:style-name="Table1.B14" office:value-type="string">
            <text:p text:style-name="P42">LIENZOS</text:p>
          </table:table-cell>
          <table:table-cell table:style-name="Table1.C14" office:value-type="string">
            <text:p text:style-name="P42"><text:bookmark-start text:name="__DdeLink__81_3869812453"/>CANVAS<text:bookmark-end text:name="__DdeLink__81_3869812453"/></text:p>
          </table:table-cell>
          <table:table-cell table:style-name="Table1.D14" office:value-type="string">
            <text:p text:style-name="P50">LIENZOS</text:p>
          </table:table-cell>
        </table:table-row>
        <table:table-row>
          <table:table-cell table:style-name="Table1.A15" office:value-type="string">
            <text:p text:style-name="P67">14</text:p>
          </table:table-cell>
          <table:table-cell table:style-name="Table1.B15" office:value-type="string">
            <text:p text:style-name="P46">Fondo</text:p>
          </table:table-cell>
          <table:table-cell table:style-name="Table1.C15" office:value-type="string">
            <text:p text:style-name="P46"><text:bookmark-start text:name="__DdeLink__83_3869812453"/>BACKGROUND<text:bookmark-end text:name="__DdeLink__83_3869812453"/></text:p>
          </table:table-cell>
          <table:table-cell table:style-name="Table1.D15" office:value-type="string">
            <text:p text:style-name="P50">Fondo</text:p>
          </table:table-cell>
        </table:table-row>
        <table:table-row>
          <table:table-cell table:style-name="Table1.A22" office:value-type="string">
            <text:p text:style-name="P67">15</text:p>
          </table:table-cell>
          <table:table-cell table:style-name="Table1.B22" office:value-type="string">
            <text:p text:style-name="P35"><text:bookmark-start text:name="__DdeLink__63_3869812453"/><text:bookmark-start text:name="__DdeLink__1_3869812453"/>tamaño<text:bookmark-end text:name="__DdeLink__63_3869812453"/><text:bookmark-end text:name="__DdeLink__1_3869812453"/></text:p>
          </table:table-cell>
          <table:table-cell table:style-name="Table1.C22" office:value-type="string">
            <text:p text:style-name="P50"><text:bookmark-start text:name="__DdeLink__85_3869812453"/>SIZE<text:bookmark-end text:name="__DdeLink__85_3869812453"/></text:p>
          </table:table-cell>
          <table:table-cell table:style-name="Table1.D22" office:value-type="string">
            <text:p text:style-name="P36">tamaño</text:p>
          </table:table-cell>
        </table:table-row>
        <table:table-row>
          <table:table-cell table:style-name="Table1.A22" office:value-type="string">
            <text:p text:style-name="P67">16</text:p>
          </table:table-cell>
          <table:table-cell table:style-name="Table1.B22" office:value-type="string">
            <text:p text:style-name="P50">cuadro</text:p>
          </table:table-cell>
          <table:table-cell table:style-name="Table1.C22" office:value-type="string">
            <text:p text:style-name="P50"><text:bookmark-start text:name="__DdeLink__87_3869812453"/>SQUARE<text:bookmark-end text:name="__DdeLink__87_3869812453"/></text:p>
          </table:table-cell>
          <table:table-cell table:style-name="Table1.D22" office:value-type="string">
            <text:p text:style-name="P50">cuadro</text:p>
          </table:table-cell>
        </table:table-row>
        <table:table-row>
          <table:table-cell table:style-name="Table1.A22" office:value-type="string">
            <text:p text:style-name="P67">17</text:p>
          </table:table-cell>
          <table:table-cell table:style-name="Table1.B22" office:value-type="string">
            <text:p text:style-name="P50">dimension_x</text:p>
          </table:table-cell>
          <table:table-cell table:style-name="Table1.C22" office:value-type="string">
            <text:p text:style-name="P50"><text:bookmark-start text:name="__DdeLink__89_3869812453"/>DIMENSIONX<text:bookmark-end text:name="__DdeLink__89_3869812453"/></text:p>
          </table:table-cell>
          <table:table-cell table:style-name="Table1.D22" office:value-type="string">
            <text:p text:style-name="P50">dimension_x</text:p>
          </table:table-cell>
        </table:table-row>
        <table:table-row>
          <table:table-cell table:style-name="Table1.A22" office:value-type="string">
            <text:p text:style-name="P67">18</text:p>
          </table:table-cell>
          <table:table-cell table:style-name="Table1.B22" office:value-type="string">
            <text:p text:style-name="P50"><text:bookmark-start text:name="__DdeLink__5_3869812453"/>dimension_y<text:bookmark-end text:name="__DdeLink__5_3869812453"/></text:p>
          </table:table-cell>
          <table:table-cell table:style-name="Table1.C22" office:value-type="string">
            <text:p text:style-name="P50"><text:bookmark-start text:name="__DdeLink__91_3869812453"/>DIMENCIONY<text:bookmark-end text:name="__DdeLink__91_3869812453"/></text:p>
          </table:table-cell>
          <table:table-cell table:style-name="Table1.D22" office:value-type="string">
            <text:p text:style-name="P50">dimension_y</text:p>
          </table:table-cell>
        </table:table-row>
        <table:table-row>
          <table:table-cell table:style-name="Table1.A20" office:value-type="string">
            <text:p text:style-name="P67">19</text:p>
          </table:table-cell>
          <table:table-cell table:style-name="Table1.B20" office:value-type="string">
            <text:p text:style-name="P50">nombre</text:p>
          </table:table-cell>
          <table:table-cell table:style-name="Table1.C20" office:value-type="string">
            <text:p text:style-name="P50"><text:bookmark-start text:name="__DdeLink__93_3869812453"/>NAME<text:bookmark-end text:name="__DdeLink__93_3869812453"/></text:p>
          </table:table-cell>
          <table:table-cell table:style-name="Table1.D20" office:value-type="string">
            <text:p text:style-name="P50">nombre</text:p>
          </table:table-cell>
        </table:table-row>
        <table:table-row>
          <table:table-cell table:style-name="Table1.A22" office:value-type="string">
            <text:p text:style-name="P67">20</text:p>
          </table:table-cell>
          <table:table-cell table:style-name="Table1.B22" office:value-type="string">
            <text:p text:style-name="P54">tipo</text:p>
          </table:table-cell>
          <table:table-cell table:style-name="Table1.C22" office:value-type="string">
            <text:p text:style-name="P54"><text:bookmark-start text:name="__DdeLink__95_3869812453"/>TYPE<text:bookmark-end text:name="__DdeLink__95_3869812453"/></text:p>
          </table:table-cell>
          <table:table-cell table:style-name="Table1.D22" office:value-type="string">
            <text:p text:style-name="P54">tipo</text:p>
          </table:table-cell>
        </table:table-row>
        <table:table-row>
          <table:table-cell table:style-name="Table1.A22" office:value-type="string">
            <text:p text:style-name="P67">21</text:p>
          </table:table-cell>
          <table:table-cell table:style-name="Table1.B22" office:value-type="string">
            <text:p text:style-name="P38">“<text:span text:style-name="T7">gif</text:span>”</text:p>
          </table:table-cell>
          <table:table-cell table:style-name="Table1.C22" office:value-type="string">
            <text:p text:style-name="P54"><text:bookmark-start text:name="__DdeLink__97_3869812453"/>GIF<text:bookmark-end text:name="__DdeLink__97_3869812453"/></text:p>
          </table:table-cell>
          <table:table-cell table:style-name="Table1.D22" office:value-type="string">
            <text:p text:style-name="P38">“<text:span text:style-name="T7">gif”</text:span></text:p>
          </table:table-cell>
        </table:table-row>
        <table:table-row>
          <table:table-cell table:style-name="Table1.A23" office:value-type="string">
            <text:p text:style-name="P67">22</text:p>
          </table:table-cell>
          <table:table-cell table:style-name="Table1.B23" office:value-type="string">
            <text:p text:style-name="P38">“<text:span text:style-name="T7">png</text:span>”</text:p>
          </table:table-cell>
          <table:table-cell table:style-name="Table1.C23" office:value-type="string">
            <text:p text:style-name="P54"><text:bookmark-start text:name="__DdeLink__99_3869812453"/>PNG<text:bookmark-end text:name="__DdeLink__99_3869812453"/></text:p>
          </table:table-cell>
          <table:table-cell table:style-name="Table1.D23" office:value-type="string">
            <text:p text:style-name="P38">“<text:span text:style-name="T7">png”</text:span></text:p>
          </table:table-cell>
        </table:table-row>
      </table:table>
      <text:p text:style-name="P1"><text:bookmark-end text:name="__DdeLink__263_386981245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Analsis <text:span text:style-name="T8">Sintactico</text:span></text:p>
      <text:p text:style-name="P22">G = {N, T, P, S}</text:p>
      <text:p text:style-name="P22"/>
      <text:p text:style-name="P24">N = {<text:tab/><text:bookmark-start text:name="__DdeLink__113_3869812453"/><text:span text:style-name="T17">c</text:span><text:bookmark-start text:name="__DdeLink__123_3869812453"/><text:span text:style-name="T17">anvases, canvas, </text:span><text:span text:style-name="T18">canvasAttribute, </text:span><text:span text:style-name="T17">background, </text:span><text:span text:style-name="T19">backgroundAttribute, </text:span><text:span text:style-name="T18">color, </text:span><text:span text:style-name="T17">size, <text:s text:c="3"/><text:tab/></text:span><text:span text:style-name="T19">sizeAttribute, integerValue, </text:span><text:span text:style-name="T17">name, type, imageType</text:span><text:bookmark-end text:name="__DdeLink__113_3869812453"/><text:bookmark-end text:name="__DdeLink__123_3869812453"/>}</text:p>
      <text:p text:style-name="P24"/>
      <text:p text:style-name="P22">T = {<text:tab/><text:bookmark-start text:name="__DdeLink__20_3869812453"/><text:bookmark-start text:name="__DdeLink__111_3869812453"/><text:span text:style-name="T1">CURLYBRACKETO</text:span><text:bookmark-end text:name="__DdeLink__20_3869812453"/><text:span text:style-name="T1">, CURLYBRACKET</text:span>C, <text:span text:style-name="T1">COLON, COMMA, ID, INTEGER, LITERAL, <text:tab/>RED, BLUE, GREEN, HEX, HEXCODE, CANVAS, BACKGROUND, SIZE, SQUARE, <text:tab/>DIMENSIONX, DIMENCIONY, NAME, TYPE, GIF, PNG</text:span><text:bookmark-end text:name="__DdeLink__111_3869812453"/>}</text:p>
      <text:p text:style-name="P22"/>
      <text:p text:style-name="P22">S = <text:s/><text:span text:style-name="T18">canvases</text:span></text:p>
      <text:p text:style-name="P22"/>
      <text:p text:style-name="P22">P = { <text:s text:c="3"/><text:bookmark-start text:name="__DdeLink__131_3869812453"/><text:bookmark-start text:name="__DdeLink__121_3869812453"/><text:span text:style-name="T17">canvases</text:span> → <text:s/><text:bookmark-start text:name="__DdeLink__22_3869812453"/><text:span text:style-name="T1">CURLYBRACKETO CANVAS COLON CURLYBRACKETO</text:span> <text:span text:style-name="T18">canvas</text:span><text:tab/><text:tab/><text:tab/><text:tab/><text:tab/><text:span text:style-name="T1">CURLYBRACKET</text:span>C<text:bookmark-end text:name="__DdeLink__22_3869812453"/><text:tab/><text:span text:style-name="T1">CURLYBRACKET</text:span>C<text:tab/></text:p>
      <text:p text:style-name="P22"><text:tab/></text:p>
      <text:p text:style-name="P28"><text:tab/><text:bookmark-start text:name="__DdeLink__135_3869812453"/><text:span text:style-name="T17">canvas</text:span><text:bookmark-end text:name="__DdeLink__135_3869812453"/> → <text:s/><text:span text:style-name="T4">ID COLON <text:s/>CURLYBRACKETO</text:span><text:span text:style-name="T3"> </text:span><text:span text:style-name="T28">canvasAttribute</text:span><text:span text:style-name="T4"> COMMA </text:span><text:span text:style-name="T28">canvasAttribute</text:span><text:span text:style-name="T4"> COMMA <text:tab/><text:tab/><text:tab/> <text:s text:c="6"/></text:span><text:span text:style-name="T28">canvasAttribute</text:span><text:span text:style-name="T4"> COMMA </text:span><text:span text:style-name="T28">canvasAttribute</text:span><text:span text:style-name="T3"> </text:span><text:span text:style-name="T4">CURLYBRACKET</text:span><text:span text:style-name="T3">C </text:span><text:span text:style-name="T4">COMMA <text:s/></text:span><text:span text:style-name="T17">canvas</text:span></text:p>
      <text:p text:style-name="P34"><text:tab/><text:tab/> <text:s text:c="5"/><text:span text:style-name="T10">| ID COLON <text:s/>CURLYBRACKETO</text:span> <text:span text:style-name="T18">canvasAttribute</text:span><text:span text:style-name="T10"> COMMA </text:span><text:span text:style-name="T18">canvasAttribute</text:span><text:span text:style-name="T10"> COMMA <text:tab/><text:tab/><text:tab/> <text:s text:c="6"/></text:span><text:span text:style-name="T18">canvasAttribute</text:span><text:span text:style-name="T10"> COMMA </text:span><text:span text:style-name="T18">canvasAttribute</text:span> <text:span text:style-name="T10">CURLYBRACKET</text:span>C </text:p>
      <text:p text:style-name="P24"/>
      <text:p text:style-name="P24"><text:tab/><text:span text:style-name="T18">canvasAttribute</text:span><text:span text:style-name="T10"> → <text:s/></text:span><text:span text:style-name="T17">background</text:span></text:p>
      <text:p text:style-name="P24"><text:tab/><text:tab/><text:tab/> <text:s text:c="7"/><text:span text:style-name="T10">| <text:s/></text:span><text:span text:style-name="T17">name</text:span></text:p>
      <text:p text:style-name="P24"><text:tab/><text:tab/><text:tab/> <text:s text:c="7"/><text:span text:style-name="T10">| <text:s/></text:span><text:span text:style-name="T17">size</text:span></text:p>
      <text:p text:style-name="P24"><text:tab/><text:tab/><text:tab/> <text:s text:c="7"/><text:span text:style-name="T10">| <text:s/></text:span><text:span text:style-name="T17">type</text:span></text:p>
      <text:p text:style-name="P22"/>
      <text:p text:style-name="P23"><text:tab/><text:span text:style-name="T17">background</text:span> → <text:span text:style-name="T11"><text:s/></text:span><text:span text:style-name="T12">BACKGROUND COLON CURLYBRACKETO </text:span><text:span text:style-name="T32">backgroundAttribute </text:span><text:span text:style-name="T12">CURLYBRACKET</text:span><text:span text:style-name="T11">C</text:span></text:p>
      <text:p text:style-name="P23"/>
      <text:p text:style-name="P23"><text:tab/> <text:span text:style-name="T19">backgroundAttribute</text:span><text:span text:style-name="T9"> → <text:s/>HEX COLON HEXCODE</text:span></text:p>
      <text:p text:style-name="P23"><text:tab/><text:tab/><text:tab/><text:tab/> <text:s text:c="5"/><text:span text:style-name="T10">| </text:span><text:span text:style-name="T18">color</text:span><text:span text:style-name="T10"> COMMA </text:span><text:span text:style-name="T18">color</text:span><text:span text:style-name="T10"> COMMA </text:span><text:span text:style-name="T18">color</text:span></text:p>
      <text:p text:style-name="P23"/>
      <text:p text:style-name="P24"><text:tab/><text:span text:style-name="T18">color</text:span><text:span text:style-name="T10"> → RED </text:span><text:span text:style-name="T18">integerValue</text:span></text:p>
      <text:p text:style-name="P24"><text:tab/><text:tab/> <text:s/><text:span text:style-name="T10">| GREEN </text:span><text:span text:style-name="T18">integerValue</text:span></text:p>
      <text:p text:style-name="P24"><text:tab/><text:tab/> <text:s/><text:span text:style-name="T10">| BLUE <text:s/></text:span><text:span text:style-name="T18">integerValue</text:span></text:p>
      <text:p text:style-name="P22"/>
      <text:p text:style-name="P23"><text:tab/><text:span text:style-name="T17">size</text:span> → <text:span text:style-name="T9">SIZE COLON <text:s/>CURLYBRACKETO </text:span><text:span text:style-name="T19">sizeAttribute</text:span><text:span text:style-name="T9"> COMMA <text:s/></text:span><text:span text:style-name="T19">sizeAttribute</text:span><text:span text:style-name="T9"> COMMA <text:tab/><text:tab/><text:tab/></text:span><text:span text:style-name="T19">sizeAttribute</text:span><text:span text:style-name="T9"> CURLYBRACKET</text:span>C</text:p>
      <text:p text:style-name="P23"><text:tab/></text:p>
      <text:p text:style-name="P23"><text:span text:style-name="T9"><text:tab/></text:span><text:span text:style-name="T19">sizeAttribute</text:span><text:span text:style-name="T9"> → SQUARE </text:span><text:span text:style-name="T19">integerValue</text:span></text:p>
      <text:p text:style-name="P23"><text:tab/><text:tab/><text:tab/> <text:s text:c="2"/><text:span text:style-name="T9">| DIMENSIONX </text:span><text:span text:style-name="T19">integerValue</text:span></text:p>
      <text:p text:style-name="P23"><text:tab/><text:tab/><text:tab/> <text:s text:c="2"/><text:span text:style-name="T9">| DIMENSIONY <text:s/></text:span><text:span text:style-name="T19">integerValue</text:span></text:p>
      <text:p text:style-name="P23"><text:tab/></text:p>
      <text:p text:style-name="P23"><text:span text:style-name="T9"><text:tab/></text:span><text:span text:style-name="T19">integerValue</text:span><text:span text:style-name="T9"> → COLON INTEGER</text:span></text:p>
      <text:p text:style-name="P22"><text:tab/><text:tab/></text:p>
      <text:p text:style-name="P22"><text:tab/><text:span text:style-name="T17">name</text:span> → NAME <text:span text:style-name="T9">COLON </text:span>LITETAL</text:p>
      <text:p text:style-name="P22"/>
      <text:p text:style-name="P28"><text:tab/><text:span text:style-name="T17">type</text:span> → <text:s/>TYPE COLON <text:s/><text:span text:style-name="T17">imageType</text:span></text:p>
      <text:p text:style-name="P23"><text:tab/></text:p>
      <text:p text:style-name="P23"><text:tab/><text:span text:style-name="T17">imageType</text:span> → GIF</text:p>
      <text:p text:style-name="P22"><text:tab/><text:tab/><text:tab/>| PNG<text:bookmark-end text:name="__DdeLink__121_3869812453"/><text:bookmark-end text:name="__DdeLink__131_3869812453"/> }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Archivo extension “clrs”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soft-page-break/>Analsis Lexico</text:p>
      <text:p text:style-name="P2"/>
      <text:p text:style-name="P5">Expresiones Regulares:</text:p>
      <text:list xml:id="list1017573711" text:style-name="L4">
        <text:list-item>
          <text:p text:style-name="P81">Letras: <text:s/>L= [a-zA-Z]</text:p>
        </text:list-item>
      </text:list>
      <text:list xml:id="list1264164678" text:style-name="L5">
        <text:list-item>
          <text:p text:style-name="P82">Numeros : <text:s/>N = [0-9]</text:p>
        </text:list-item>
      </text:list>
      <text:list xml:id="list3619303312" text:style-name="L6">
        <text:list-item>
          <text:p text:style-name="P86">Numeros Hexadecimanes: H = [0-9A-F]</text:p>
          <text:p text:style-name="P88"/>
        </text:list-item>
      </text:list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7">No</text:p>
          </table:table-cell>
          <table:table-cell table:style-name="Table2.A1" office:value-type="string">
            <text:p text:style-name="P57">Lexema</text:p>
          </table:table-cell>
          <table:table-cell table:style-name="Table2.A1" office:value-type="string">
            <text:p text:style-name="P57">Token </text:p>
          </table:table-cell>
          <table:table-cell table:style-name="Table2.D1" office:value-type="string">
            <text:p text:style-name="P57">Expresion Regular</text:p>
          </table:table-cell>
        </table:table-row>
        <table:table-row>
          <table:table-cell table:style-name="Table2.A11" office:value-type="string">
            <text:p text:style-name="P70">1</text:p>
          </table:table-cell>
          <table:table-cell table:style-name="Table2.B11" office:value-type="string">
            <text:p text:style-name="P43">{</text:p>
          </table:table-cell>
          <table:table-cell table:style-name="Table2.C11" office:value-type="string">
            <text:p text:style-name="P43">CURLYBRACKETO</text:p>
          </table:table-cell>
          <table:table-cell table:style-name="Table2.D11" office:value-type="string">
            <text:p text:style-name="P51">{</text:p>
          </table:table-cell>
        </table:table-row>
        <table:table-row>
          <table:table-cell table:style-name="Table2.A11" office:value-type="string">
            <text:p text:style-name="P70">2</text:p>
          </table:table-cell>
          <table:table-cell table:style-name="Table2.B11" office:value-type="string">
            <text:p text:style-name="P43">}</text:p>
          </table:table-cell>
          <table:table-cell table:style-name="Table2.C11" office:value-type="string">
            <text:p text:style-name="P43">CURLYBRACKETO</text:p>
          </table:table-cell>
          <table:table-cell table:style-name="Table2.D11" office:value-type="string">
            <text:p text:style-name="P51">}</text:p>
          </table:table-cell>
        </table:table-row>
        <table:table-row>
          <table:table-cell table:style-name="Table2.A11" office:value-type="string">
            <text:p text:style-name="P70">3</text:p>
          </table:table-cell>
          <table:table-cell table:style-name="Table2.B11" office:value-type="string">
            <text:p text:style-name="P39">:</text:p>
          </table:table-cell>
          <table:table-cell table:style-name="Table2.C11" office:value-type="string">
            <text:p text:style-name="P43">COLON</text:p>
          </table:table-cell>
          <table:table-cell table:style-name="Table2.D11" office:value-type="string">
            <text:p text:style-name="P39">:</text:p>
          </table:table-cell>
        </table:table-row>
        <table:table-row>
          <table:table-cell table:style-name="Table2.A11" office:value-type="string">
            <text:p text:style-name="P70">4</text:p>
          </table:table-cell>
          <table:table-cell table:style-name="Table2.B11" office:value-type="string">
            <text:p text:style-name="P39">,</text:p>
          </table:table-cell>
          <table:table-cell table:style-name="Table2.C11" office:value-type="string">
            <text:p text:style-name="P43">COMMA</text:p>
          </table:table-cell>
          <table:table-cell table:style-name="Table2.D11" office:value-type="string">
            <text:p text:style-name="P39">,</text:p>
          </table:table-cell>
        </table:table-row>
        <table:table-row>
          <table:table-cell table:style-name="Table2.A11" office:value-type="string">
            <text:p text:style-name="P70">5</text:p>
          </table:table-cell>
          <table:table-cell table:style-name="Table2.B11" office:value-type="string">
            <text:p text:style-name="P43"/>
          </table:table-cell>
          <table:table-cell table:style-name="Table2.C11" office:value-type="string">
            <text:p text:style-name="P43">ID</text:p>
          </table:table-cell>
          <table:table-cell table:style-name="Table2.D11" office:value-type="string">
            <text:p text:style-name="P43">(L | _ ) <text:span text:style-name="T2">( L | N | _ )*</text:span></text:p>
          </table:table-cell>
        </table:table-row>
        <table:table-row>
          <table:table-cell table:style-name="Table2.A11" office:value-type="string">
            <text:p text:style-name="P70">6</text:p>
          </table:table-cell>
          <table:table-cell table:style-name="Table2.B11" office:value-type="string">
            <text:p text:style-name="P47"/>
          </table:table-cell>
          <table:table-cell table:style-name="Table2.C11" office:value-type="string">
            <text:p text:style-name="P47">INTEGER</text:p>
          </table:table-cell>
          <table:table-cell table:style-name="Table2.D11" office:value-type="string">
            <text:p text:style-name="P47">N+</text:p>
          </table:table-cell>
        </table:table-row>
        <table:table-row>
          <table:table-cell table:style-name="Table2.A11" office:value-type="string">
            <text:p text:style-name="P70">7</text:p>
          </table:table-cell>
          <table:table-cell table:style-name="Table2.B11" office:value-type="string">
            <text:p text:style-name="P47">Red</text:p>
          </table:table-cell>
          <table:table-cell table:style-name="Table2.C11" office:value-type="string">
            <text:p text:style-name="P47">RED</text:p>
          </table:table-cell>
          <table:table-cell table:style-name="Table2.D11" office:value-type="string">
            <text:p text:style-name="P51">Red</text:p>
          </table:table-cell>
        </table:table-row>
        <table:table-row>
          <table:table-cell table:style-name="Table2.A11" office:value-type="string">
            <text:p text:style-name="P70">8</text:p>
          </table:table-cell>
          <table:table-cell table:style-name="Table2.B11" office:value-type="string">
            <text:p text:style-name="P47">Blue</text:p>
          </table:table-cell>
          <table:table-cell table:style-name="Table2.C11" office:value-type="string">
            <text:p text:style-name="P47">BLUE</text:p>
          </table:table-cell>
          <table:table-cell table:style-name="Table2.D11" office:value-type="string">
            <text:p text:style-name="P51">Blue</text:p>
          </table:table-cell>
        </table:table-row>
        <table:table-row>
          <table:table-cell table:style-name="Table2.A11" office:value-type="string">
            <text:p text:style-name="P70">9</text:p>
          </table:table-cell>
          <table:table-cell table:style-name="Table2.B11" office:value-type="string">
            <text:p text:style-name="P47">Green</text:p>
          </table:table-cell>
          <table:table-cell table:style-name="Table2.C11" office:value-type="string">
            <text:p text:style-name="P47">GREEN</text:p>
          </table:table-cell>
          <table:table-cell table:style-name="Table2.D11" office:value-type="string">
            <text:p text:style-name="P51">Green</text:p>
          </table:table-cell>
        </table:table-row>
        <table:table-row>
          <table:table-cell table:style-name="Table2.A11" office:value-type="string">
            <text:p text:style-name="P70">10</text:p>
          </table:table-cell>
          <table:table-cell table:style-name="Table2.B11" office:value-type="string">
            <text:p text:style-name="P51">HEX</text:p>
          </table:table-cell>
          <table:table-cell table:style-name="Table2.C11" office:value-type="string">
            <text:p text:style-name="P51">HEX</text:p>
          </table:table-cell>
          <table:table-cell table:style-name="Table2.D11" office:value-type="string">
            <text:p text:style-name="P51">HEX</text:p>
          </table:table-cell>
        </table:table-row>
        <table:table-row>
          <table:table-cell table:style-name="Table2.A12" office:value-type="string">
            <text:p text:style-name="P70">11</text:p>
          </table:table-cell>
          <table:table-cell table:style-name="Table2.B12" office:value-type="string">
            <text:p text:style-name="P39"/>
          </table:table-cell>
          <table:table-cell table:style-name="Table2.C12" office:value-type="string">
            <text:p text:style-name="P51">HEXCODE</text:p>
          </table:table-cell>
          <table:table-cell table:style-name="Table2.D12" office:value-type="string">
            <text:p text:style-name="P51">#HHHHHH</text:p>
          </table:table-cell>
        </table:table-row>
        <table:table-row>
          <table:table-cell table:style-name="Table2.A13" office:value-type="string">
            <text:p text:style-name="P70">12</text:p>
          </table:table-cell>
          <table:table-cell table:style-name="Table2.B13" office:value-type="string">
            <text:p text:style-name="P60">COLORES </text:p>
          </table:table-cell>
          <table:table-cell table:style-name="Table2.C13" office:value-type="string">
            <text:p text:style-name="P60"><text:bookmark-start text:name="__DdeLink__137_3869812453"/><text:bookmark-start text:name="__DdeLink__139_3869812453"/>COLORS<text:bookmark-end text:name="__DdeLink__137_3869812453"/><text:bookmark-end text:name="__DdeLink__139_3869812453"/></text:p>
          </table:table-cell>
          <table:table-cell table:style-name="Table2.D13" office:value-type="string">
            <text:p text:style-name="P60">COLORES</text:p>
          </table:table-cell>
        </table:table-row>
      </table:table>
      <text:p text:style-name="P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Analsis <text:span text:style-name="T8">Sintactico</text:span></text:p>
      <text:p text:style-name="P18"/>
      <text:p text:style-name="P25">G = {N, T, P, S}</text:p>
      <text:p text:style-name="P25"/>
      <text:p text:style-name="P27">N = {<text:tab/><text:bookmark-start text:name="__DdeLink__146_3869812453"/><text:span text:style-name="T20">canvases, color, </text:span><text:span text:style-name="T21">color</text:span><text:span text:style-name="T19">Attribute, </text:span><text:span text:style-name="T18">color</text:span><text:span text:style-name="T22">RGB, </text:span><text:span text:style-name="T19">integerValue</text:span><text:bookmark-end text:name="__DdeLink__146_3869812453"/><text:span text:style-name="T19">, </text:span><text:span text:style-name="T24">colors</text:span>}</text:p>
      <text:p text:style-name="P25"/>
      <text:p text:style-name="P25">T = {<text:tab/><text:bookmark-start text:name="__DdeLink__20_38698124531"/><text:bookmark-start text:name="__DdeLink__144_3869812453"/><text:span text:style-name="T1">CURLYBRACKETO</text:span><text:bookmark-end text:name="__DdeLink__20_38698124531"/><text:span text:style-name="T1">, CURLYBRACKET</text:span>C, <text:span text:style-name="T1">COLON, COMMA, ID, INTEGER, RED, BLUE, <text:tab/>GREEN, HEX, HEXCODE, COLORS</text:span><text:bookmark-end text:name="__DdeLink__144_3869812453"/>}</text:p>
      <text:p text:style-name="P25"/>
      <text:p text:style-name="P25">S = <text:s/><text:span text:style-name="T20">colors</text:span></text:p>
      <text:p text:style-name="P25"/>
      <text:p text:style-name="P26">P = { <text:s text:c="3"/><text:bookmark-start text:name="__DdeLink__154_3869812453"/><text:span text:style-name="T20">colors</text:span>→ <text:s/><text:bookmark-start text:name="__DdeLink__22_38698124531"/><text:span text:style-name="T1">CURLYBRACKETO COLORS COLON <text:s/>CURLYBRACKETO <text:s/></text:span><text:span text:style-name="T23">canvas</text:span><text:bookmark-end text:name="__DdeLink__22_38698124531"/><text:span text:style-name="T23">ses</text:span><text:tab/><text:tab/><text:tab/><text:tab/> <text:s text:c="5"/><text:span text:style-name="T1">CURLYBRACKET</text:span>C <text:span text:style-name="T1">CURLYBRACKET</text:span>C</text:p>
      <text:p text:style-name="P25"/>
      <text:p text:style-name="P25"><text:tab/><text:span text:style-name="T20">canvases</text:span><text:span text:style-name="T35"> → <text:s/>ID COLON </text:span><text:span text:style-name="T4">CURLYBRACKETO </text:span><text:span text:style-name="T29">color</text:span><text:span text:style-name="T5"> </text:span><text:span text:style-name="T1">CURLYBRACKET</text:span>C <text:span text:style-name="T35">COMMA </text:span><text:span text:style-name="T20">canvases</text:span></text:p>
      <text:p text:style-name="P32"><text:tab/><text:tab/> <text:s text:c="10"/>| ID COLON <text:span text:style-name="T4">CURLYBRACKETO </text:span><text:span text:style-name="T29">color</text:span><text:span text:style-name="T5"> </text:span><text:span text:style-name="T4"><text:s/></text:span><text:span text:style-name="T1">CURLYBRACKETC </text:span></text:p>
      <text:p text:style-name="P32"/>
      <text:p text:style-name="P33"><text:tab/><text:span text:style-name="T17">color</text:span>→ <text:s text:c="2"/><text:span text:style-name="T13">ID COLON </text:span><text:span text:style-name="T14">CURLYBRACKETO </text:span><text:span text:style-name="T31">colorAttribute</text:span><text:span text:style-name="T15"> </text:span><text:span text:style-name="T16">CURLYBRACKETC </text:span><text:span text:style-name="T13">COMMA </text:span><text:span text:style-name="T31">color</text:span></text:p>
      <text:p text:style-name="P33"><text:tab/><text:tab/> <text:s text:c="2"/>| ID COLON <text:span text:style-name="T4">CURLYBRACKETO </text:span><text:span text:style-name="T31">colorAttribute</text:span><text:span text:style-name="T15"> <text:s/></text:span><text:span text:style-name="T1">CURLYBRACKETC </text:span></text:p>
      <text:p text:style-name="P33"/>
      <text:p text:style-name="P26"><text:tab/> <text:span text:style-name="T21">color</text:span><text:span text:style-name="T19">Attribute</text:span><text:span text:style-name="T9"> → <text:s/>HEX COLON HEXCODE</text:span></text:p>
      <text:p text:style-name="P26"><text:tab/><text:tab/><text:tab/> <text:s text:c="8"/><text:span text:style-name="T10">| </text:span><text:span text:style-name="T18">color</text:span><text:span text:style-name="T22">RGB</text:span><text:span text:style-name="T10"> COMMA </text:span><text:span text:style-name="T18">color</text:span><text:span text:style-name="T22">RGB</text:span><text:span text:style-name="T10"> COMMA </text:span><text:span text:style-name="T18">color</text:span><text:span text:style-name="T22">RGB</text:span></text:p>
      <text:p text:style-name="P26"/>
      <text:p text:style-name="P26"><text:tab/><text:span text:style-name="T18">color</text:span><text:span text:style-name="T22">RGB</text:span><text:span text:style-name="T10"> → RED </text:span><text:span text:style-name="T18">integerValue</text:span></text:p>
      <text:p text:style-name="P26"><text:tab/><text:tab/> <text:s/><text:span text:style-name="T10">| GREEN </text:span><text:span text:style-name="T18">integerValue</text:span></text:p>
      <text:p text:style-name="P26"><text:tab/><text:tab/> <text:s/><text:span text:style-name="T10">| BLUE <text:s/></text:span><text:span text:style-name="T18">integerValue</text:span></text:p>
      <text:p text:style-name="P13"/>
      <text:p text:style-name="P26"><text:span text:style-name="T19"><text:tab/>integerValue → </text:span><text:span text:style-name="T9">COLON INTEGER</text:span><text:bookmark-end text:name="__DdeLink__154_3869812453"/></text:p>
      <text:p text:style-name="P25">}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1">Archivo extension “<text:span text:style-name="T36">tmp</text:span>”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/>
      <text:p text:style-name="P19"/>
      <text:p text:style-name="P19"/>
      <text:p text:style-name="P19"/>
      <text:p text:style-name="P19"><text:bookmark-start text:name="__DdeLink__2129_1844080777"/><text:soft-page-break/>Analsis Lexico<text:bookmark-end text:name="__DdeLink__2129_1844080777"/></text:p>
      <text:p text:style-name="P3"/>
      <text:p text:style-name="P6">Expresiones Regulares:</text:p>
      <text:list xml:id="list122841524457085" text:continue-list="list1632694044" text:style-name="L1">
        <text:list-item>
          <text:p text:style-name="P78">Letras: <text:s/>L= [a-zA-Z]</text:p>
        </text:list-item>
      </text:list>
      <text:list xml:id="list3813114843" text:style-name="L7">
        <text:list-item>
          <text:p text:style-name="P83">Numeros : <text:s/>N = [0-9]</text:p>
        </text:list-item>
      </text:list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8">No</text:p>
          </table:table-cell>
          <table:table-cell table:style-name="Table3.A1" office:value-type="string">
            <text:p text:style-name="P58">Lexema</text:p>
          </table:table-cell>
          <table:table-cell table:style-name="Table3.A1" office:value-type="string">
            <text:p text:style-name="P58">Token </text:p>
          </table:table-cell>
          <table:table-cell table:style-name="Table3.D1" office:value-type="string">
            <text:p text:style-name="P58">Expresion Regular</text:p>
          </table:table-cell>
        </table:table-row>
        <table:table-row>
          <table:table-cell table:style-name="Table3.A14" office:value-type="string">
            <text:p text:style-name="P62">1</text:p>
          </table:table-cell>
          <table:table-cell table:style-name="Table3.B14" office:value-type="string">
            <text:p text:style-name="P44">{</text:p>
          </table:table-cell>
          <table:table-cell table:style-name="Table3.C14" office:value-type="string">
            <text:p text:style-name="P44"><text:bookmark-start text:name="__DdeLink__65_38698124531"/>CURLYBRACKETO<text:bookmark-end text:name="__DdeLink__65_38698124531"/></text:p>
          </table:table-cell>
          <table:table-cell table:style-name="Table3.D14" office:value-type="string">
            <text:p text:style-name="P52">{</text:p>
          </table:table-cell>
        </table:table-row>
        <table:table-row>
          <table:table-cell table:style-name="Table3.A14" office:value-type="string">
            <text:p text:style-name="P62">2</text:p>
          </table:table-cell>
          <table:table-cell table:style-name="Table3.B14" office:value-type="string">
            <text:p text:style-name="P44">}</text:p>
          </table:table-cell>
          <table:table-cell table:style-name="Table3.C14" office:value-type="string">
            <text:p text:style-name="P44"><text:bookmark-start text:name="__DdeLink__67_38698124531"/>CURLYBRACKET<text:span text:style-name="T8">C</text:span><text:bookmark-end text:name="__DdeLink__67_38698124531"/></text:p>
          </table:table-cell>
          <table:table-cell table:style-name="Table3.D14" office:value-type="string">
            <text:p text:style-name="P52">}</text:p>
          </table:table-cell>
        </table:table-row>
        <table:table-row>
          <table:table-cell table:style-name="Table3.A14" office:value-type="string">
            <text:p text:style-name="P74">3</text:p>
          </table:table-cell>
          <table:table-cell table:style-name="Table3.B14" office:value-type="string">
            <text:p text:style-name="P73">[</text:p>
          </table:table-cell>
          <table:table-cell table:style-name="Table3.C14" office:value-type="string">
            <text:p text:style-name="P73">SQUAREBRACKETO</text:p>
          </table:table-cell>
          <table:table-cell table:style-name="Table3.D14" office:value-type="string">
            <text:p text:style-name="P73">[</text:p>
          </table:table-cell>
        </table:table-row>
        <table:table-row>
          <table:table-cell table:style-name="Table3.A14" office:value-type="string">
            <text:p text:style-name="P74">4</text:p>
          </table:table-cell>
          <table:table-cell table:style-name="Table3.B14" office:value-type="string">
            <text:p text:style-name="P73">]</text:p>
          </table:table-cell>
          <table:table-cell table:style-name="Table3.C14" office:value-type="string">
            <text:p text:style-name="P73">SQUAREBRACKETC</text:p>
          </table:table-cell>
          <table:table-cell table:style-name="Table3.D14" office:value-type="string">
            <text:p text:style-name="P73">]</text:p>
          </table:table-cell>
        </table:table-row>
        <table:table-row>
          <table:table-cell table:style-name="Table3.A14" office:value-type="string">
            <text:p text:style-name="P74">5</text:p>
          </table:table-cell>
          <table:table-cell table:style-name="Table3.B14" office:value-type="string">
            <text:p text:style-name="P40">:</text:p>
          </table:table-cell>
          <table:table-cell table:style-name="Table3.C14" office:value-type="string">
            <text:p text:style-name="P44"><text:bookmark-start text:name="__DdeLink__69_38698124531"/>COLON<text:bookmark-end text:name="__DdeLink__69_38698124531"/></text:p>
          </table:table-cell>
          <table:table-cell table:style-name="Table3.D14" office:value-type="string">
            <text:p text:style-name="P40">:</text:p>
          </table:table-cell>
        </table:table-row>
        <table:table-row>
          <table:table-cell table:style-name="Table3.A14" office:value-type="string">
            <text:p text:style-name="P74">6</text:p>
          </table:table-cell>
          <table:table-cell table:style-name="Table3.B14" office:value-type="string">
            <text:p text:style-name="P40">,</text:p>
          </table:table-cell>
          <table:table-cell table:style-name="Table3.C14" office:value-type="string">
            <text:p text:style-name="P44"><text:bookmark-start text:name="__DdeLink__71_38698124531"/>COMMA<text:bookmark-end text:name="__DdeLink__71_38698124531"/></text:p>
          </table:table-cell>
          <table:table-cell table:style-name="Table3.D14" office:value-type="string">
            <text:p text:style-name="P40">,</text:p>
          </table:table-cell>
        </table:table-row>
        <table:table-row>
          <table:table-cell table:style-name="Table3.A14" office:value-type="string">
            <text:p text:style-name="P74">7</text:p>
          </table:table-cell>
          <table:table-cell table:style-name="Table3.B14" office:value-type="string">
            <text:p text:style-name="P44"/>
          </table:table-cell>
          <table:table-cell table:style-name="Table3.C14" office:value-type="string">
            <text:p text:style-name="P44"><text:span text:style-name="T37">CANVAS</text:span><text:bookmark-start text:name="__DdeLink__101_38698124531"/>ID<text:bookmark-end text:name="__DdeLink__101_38698124531"/></text:p>
          </table:table-cell>
          <table:table-cell table:style-name="Table3.D14" office:value-type="string">
            <text:p text:style-name="P44">(L | _ ) <text:span text:style-name="T2">( L | N | _ )*</text:span></text:p>
          </table:table-cell>
        </table:table-row>
        <table:table-row>
          <table:table-cell table:style-name="Table3.A14" office:value-type="string">
            <text:p text:style-name="P74">8</text:p>
          </table:table-cell>
          <table:table-cell table:style-name="Table3.B14" office:value-type="string">
            <text:p text:style-name="P48"/>
          </table:table-cell>
          <table:table-cell table:style-name="Table3.C14" office:value-type="string">
            <text:p text:style-name="P48"><text:bookmark-start text:name="__DdeLink__103_38698124531"/>INTEGER<text:bookmark-end text:name="__DdeLink__103_38698124531"/></text:p>
          </table:table-cell>
          <table:table-cell table:style-name="Table3.D14" office:value-type="string">
            <text:p text:style-name="P48">N+</text:p>
          </table:table-cell>
        </table:table-row>
        <table:table-row>
          <table:table-cell table:style-name="Table3.A14" office:value-type="string">
            <text:p text:style-name="P74">9</text:p>
          </table:table-cell>
          <table:table-cell table:style-name="Table3.B14" office:value-type="string">
            <text:p text:style-name="P72">TIEMPOS</text:p>
          </table:table-cell>
          <table:table-cell table:style-name="Table3.C14" office:value-type="string">
            <text:p text:style-name="P72"><text:bookmark-start text:name="__DdeLink__437_3869812453"/>TIME<text:bookmark-end text:name="__DdeLink__437_3869812453"/></text:p>
          </table:table-cell>
          <table:table-cell table:style-name="Table3.D10" office:value-type="string">
            <text:p text:style-name="P72">TIEMPOS</text:p>
          </table:table-cell>
        </table:table-row>
        <table:table-row>
          <table:table-cell table:style-name="Table3.A14" office:value-type="string">
            <text:p text:style-name="P74">10</text:p>
          </table:table-cell>
          <table:table-cell table:style-name="Table3.B14" office:value-type="string">
            <text:p text:style-name="P73">inicio</text:p>
          </table:table-cell>
          <table:table-cell table:style-name="Table3.C14" office:value-type="string">
            <text:p text:style-name="P73"><text:bookmark-start text:name="__DdeLink__441_3869812453"/><text:bookmark-start text:name="__DdeLink__73_38698124531"/>S<text:bookmark-end text:name="__DdeLink__73_38698124531"/>TART<text:bookmark-end text:name="__DdeLink__441_3869812453"/></text:p>
          </table:table-cell>
          <table:table-cell table:style-name="Table3.D14" office:value-type="string">
            <text:p text:style-name="P73">inicio</text:p>
          </table:table-cell>
        </table:table-row>
        <table:table-row>
          <table:table-cell table:style-name="Table3.A14" office:value-type="string">
            <text:p text:style-name="P74">11</text:p>
          </table:table-cell>
          <table:table-cell table:style-name="Table3.B14" office:value-type="string">
            <text:p text:style-name="P73">fin</text:p>
          </table:table-cell>
          <table:table-cell table:style-name="Table3.C14" office:value-type="string">
            <text:p text:style-name="P73"><text:bookmark-start text:name="__DdeLink__445_3869812453"/><text:bookmark-start text:name="__DdeLink__75_38698124531"/>E<text:bookmark-end text:name="__DdeLink__75_38698124531"/>ND<text:bookmark-end text:name="__DdeLink__445_3869812453"/></text:p>
          </table:table-cell>
          <table:table-cell table:style-name="Table3.D14" office:value-type="string">
            <text:p text:style-name="P73">fin</text:p>
          </table:table-cell>
        </table:table-row>
        <table:table-row>
          <table:table-cell table:style-name="Table3.A14" office:value-type="string">
            <text:p text:style-name="P74">12</text:p>
          </table:table-cell>
          <table:table-cell table:style-name="Table3.B14" office:value-type="string">
            <text:p text:style-name="P48"/>
          </table:table-cell>
          <table:table-cell table:style-name="Table3.C14" office:value-type="string">
            <text:p text:style-name="P73"><text:bookmark-start text:name="__DdeLink__77_38698124531"/>L<text:bookmark-end text:name="__DdeLink__77_38698124531"/>ITERAL</text:p>
          </table:table-cell>
          <table:table-cell table:style-name="Table3.D14" office:value-type="string">
            <text:p text:style-name="P73">(“) ( <text:span text:style-name="T1">(L | _ ) ( L | N | _ )* </text:span>) (“)</text:p>
          </table:table-cell>
        </table:table-row>
        <table:table-row>
          <table:table-cell table:style-name="Table3.A14" office:value-type="string">
            <text:p text:style-name="P65">1<text:span text:style-name="T41">3</text:span></text:p>
          </table:table-cell>
          <table:table-cell table:style-name="Table3.B14" office:value-type="string">
            <text:p text:style-name="P73">imagenes</text:p>
          </table:table-cell>
          <table:table-cell table:style-name="Table3.C14" office:value-type="string">
            <text:p text:style-name="P73"><text:bookmark-start text:name="__DdeLink__451_3869812453"/><text:bookmark-start text:name="__DdeLink__105_38698124531"/><text:bookmark-start text:name="__DdeLink__79_38698124531"/>I<text:bookmark-end text:name="__DdeLink__105_38698124531"/><text:bookmark-end text:name="__DdeLink__79_38698124531"/>MAGES<text:bookmark-end text:name="__DdeLink__451_3869812453"/></text:p>
          </table:table-cell>
          <table:table-cell table:style-name="Table3.D14" office:value-type="string">
            <text:p text:style-name="P73">imagenes</text:p>
          </table:table-cell>
        </table:table-row>
        <table:table-row>
          <table:table-cell table:style-name="Table3.A15" office:value-type="string">
            <text:p text:style-name="P68">1<text:span text:style-name="T41">4</text:span></text:p>
          </table:table-cell>
          <table:table-cell table:style-name="Table3.B15" office:value-type="string">
            <text:p text:style-name="P73">id</text:p>
          </table:table-cell>
          <table:table-cell table:style-name="Table3.C15" office:value-type="string">
            <text:p text:style-name="P73"><text:bookmark-start text:name="__DdeLink__455_3869812453"/><text:bookmark-start text:name="__DdeLink__107_38698124531"/>I<text:bookmark-end text:name="__DdeLink__107_38698124531"/>D<text:bookmark-end text:name="__DdeLink__455_3869812453"/></text:p>
          </table:table-cell>
          <table:table-cell table:style-name="Table3.D15" office:value-type="string">
            <text:p text:style-name="P73">id</text:p>
          </table:table-cell>
        </table:table-row>
        <table:table-row>
          <table:table-cell table:style-name="Table3.A16" office:value-type="string">
            <text:p text:style-name="P68">1<text:span text:style-name="T41">5</text:span></text:p>
          </table:table-cell>
          <table:table-cell table:style-name="Table3.B16" office:value-type="string">
            <text:p text:style-name="P73">duracion</text:p>
          </table:table-cell>
          <table:table-cell table:style-name="Table3.C16" office:value-type="string">
            <text:p text:style-name="P73"><text:bookmark-start text:name="__DdeLink__459_3869812453"/><text:bookmark-start text:name="__DdeLink__81_38698124531"/>D<text:bookmark-end text:name="__DdeLink__81_38698124531"/>URATION<text:bookmark-end text:name="__DdeLink__459_3869812453"/></text:p>
          </table:table-cell>
          <table:table-cell table:style-name="Table3.D16" office:value-type="string">
            <text:p text:style-name="P73">duracion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/>
      <text:p text:style-name="P20"><text:soft-page-break/>Analsis <text:span text:style-name="T8">Sintactico</text:span></text:p>
      <text:p text:style-name="P20"/>
      <text:p text:style-name="P29">G = {N, T, P, S}</text:p>
      <text:p text:style-name="P29"/>
      <text:p text:style-name="P31">N = {<text:tab/><text:bookmark-start text:name="__DdeLink__146_38698124531"/><text:bookmark-start text:name="__DdeLink__483_3869812453"/><text:span text:style-name="T25">times, </text:span><text:span text:style-name="T23">canvas, </text:span><text:span text:style-name="T25">timeAttributes, start, end, images, </text:span><text:span text:style-name="T26">imagesAttibutes, </text:span><text:span text:style-name="T27">attribute, </text:span><text:span text:style-name="T26">duration, </text:span><text:span text:style-name="T27">id</text:span><text:bookmark-end text:name="__DdeLink__146_38698124531"/><text:bookmark-end text:name="__DdeLink__483_3869812453"/>}</text:p>
      <text:p text:style-name="P29"/>
      <text:p text:style-name="P29">T = { <text:bookmark-start text:name="__DdeLink__144_38698124531"/><text:span text:style-name="T1">C</text:span><text:bookmark-start text:name="__DdeLink__481_3869812453"/><text:span text:style-name="T1">URLYBRACKETO, CURLYBRACKET</text:span>C, SQUAREBRACKETO, SQUAREBRACKETC, <text:tab/><text:span text:style-name="T1">COLON, COMMA, CANVAS</text:span><text:bookmark-start text:name="__DdeLink__101_386981245311"/><text:span text:style-name="T1">ID</text:span><text:bookmark-end text:name="__DdeLink__101_386981245311"/><text:span text:style-name="T1">, INTEGER, TIME, </text:span><text:bookmark-start text:name="__DdeLink__73_386981245311"/><text:span text:style-name="T1">S</text:span><text:bookmark-end text:name="__DdeLink__73_386981245311"/><text:span text:style-name="T1">TART, </text:span><text:bookmark-start text:name="__DdeLink__75_386981245311"/><text:span text:style-name="T1">E</text:span><text:bookmark-end text:name="__DdeLink__75_386981245311"/><text:span text:style-name="T1">ND, </text:span><text:bookmark-start text:name="__DdeLink__77_386981245311"/><text:span text:style-name="T1">L</text:span><text:bookmark-end text:name="__DdeLink__77_386981245311"/><text:span text:style-name="T1">ITERAL, </text:span><text:bookmark-start text:name="__DdeLink__79_386981245311"/><text:bookmark-start text:name="__DdeLink__105_386981245311"/><text:span text:style-name="T1">I</text:span><text:bookmark-end text:name="__DdeLink__79_386981245311"/><text:bookmark-end text:name="__DdeLink__105_386981245311"/><text:span text:style-name="T1">MAGES, </text:span><text:bookmark-start text:name="__DdeLink__107_386981245311"/><text:span text:style-name="T1">I</text:span><text:bookmark-end text:name="__DdeLink__107_386981245311"/><text:span text:style-name="T1">D, <text:tab/></text:span><text:bookmark-start text:name="__DdeLink__81_386981245311"/><text:span text:style-name="T1">D</text:span><text:bookmark-end text:name="__DdeLink__81_386981245311"/><text:span text:style-name="T1">URATION</text:span><text:bookmark-end text:name="__DdeLink__144_38698124531"/><text:bookmark-end text:name="__DdeLink__481_3869812453"/>}</text:p>
      <text:p text:style-name="P29"/>
      <text:p text:style-name="P29">S = <text:s/><text:span text:style-name="T25">times</text:span></text:p>
      <text:p text:style-name="P29"/>
      <text:p text:style-name="P29">P = { <text:s text:c="2"/><text:bookmark-start text:name="__DdeLink__463_3869812453"/><text:span text:style-name="T25">times</text:span><text:span text:style-name="T38"> → <text:s/></text:span><text:s/><text:span text:style-name="T1">CURLYBRACKETO TIME COLON <text:s/>CURLYBRACKETO <text:s/></text:span><text:span text:style-name="T23">canvas</text:span><text:tab/><text:tab/><text:tab/><text:tab/> <text:s text:c="3"/><text:tab/> <text:s text:c="4"/><text:span text:style-name="T1">CURLYBRACKET</text:span>C <text:span text:style-name="T1">CURLYBRACKET</text:span>C</text:p>
      <text:p text:style-name="P29"/>
      <text:p text:style-name="P30"><text:tab/> <text:span text:style-name="T23">canvas </text:span><text:span text:style-name="T33">→</text:span><text:span text:style-name="T34"> <text:s/></text:span><text:span text:style-name="T6">CANVASID COLON <text:s/>CURLYBRACKETO </text:span><text:span text:style-name="T30">timeAttributes</text:span><text:span text:style-name="T6"> COMMA <text:s/></text:span><text:span text:style-name="T30">timeAttributes</text:span><text:span text:style-name="T6"><text:tab/> <text:tab/><text:tab/> <text:s text:c="8"/>COMMA </text:span><text:span text:style-name="T30">timeAttributes</text:span><text:span text:style-name="T6"> CURLYBRACKET</text:span><text:span text:style-name="T3">C <text:s/></text:span><text:span text:style-name="T6">COMMA </text:span><text:span text:style-name="T30">canvas</text:span></text:p>
      <text:p text:style-name="P30"><text:tab/><text:tab/> <text:s text:c="7"/><text:span text:style-name="T38">| CANVASID COLON <text:s/>CURLYBRACKETO </text:span><text:span text:style-name="T30">timeAttributes</text:span><text:span text:style-name="T6"> <text:s/>COMMA <text:s/><text:tab/><text:tab/><text:tab/><text:tab/> <text:s text:c="10"/></text:span><text:span text:style-name="T30">timeAttributes</text:span><text:span text:style-name="T6"><text:tab/>COMMA </text:span><text:span text:style-name="T30">timeAttributes</text:span><text:span text:style-name="T38"> <text:s/>CURLYBRACKET</text:span>C <text:tab/><text:tab/><text:tab/> <text:s text:c="6"/></text:p>
      <text:p text:style-name="P14"/>
      <text:p text:style-name="P29"><text:span text:style-name="T20"><text:tab/></text:span><text:span text:style-name="T25">timeAttributes </text:span><text:span text:style-name="T38">→</text:span><text:span text:style-name="T25"> <text:s/>start</text:span></text:p>
      <text:p text:style-name="P29"><text:tab/><text:tab/><text:tab/> <text:s text:c="8"/><text:span text:style-name="T38">| </text:span><text:span text:style-name="T25">end</text:span></text:p>
      <text:p text:style-name="P29"><text:tab/><text:tab/><text:tab/> <text:s text:c="8"/><text:span text:style-name="T38">| </text:span><text:span text:style-name="T25">images</text:span></text:p>
      <text:p text:style-name="P29"/>
      <text:p text:style-name="P29"><text:tab/><text:span text:style-name="T25">start</text:span><text:span text:style-name="T38"> → START COLON LITERAL</text:span></text:p>
      <text:p text:style-name="P29"/>
      <text:p text:style-name="P29"><text:tab/><text:span text:style-name="T25">end</text:span><text:span text:style-name="T38"> → <text:s/>END COLON LITERAL</text:span></text:p>
      <text:p text:style-name="P29"/>
      <text:p text:style-name="P30"><text:tab/><text:span text:style-name="T25">images</text:span><text:span text:style-name="T38"> → IMAGES COLON </text:span>SQUAREBRACKETO <text:s/><text:span text:style-name="T26">imagesAttributes <text:tab/><text:tab/><text:tab/><text:tab/><text:tab/> <text:s text:c="5"/></text:span>SQUAREBRACKET<text:span text:style-name="T39">C</text:span></text:p>
      <text:p text:style-name="P30"/>
      <text:p text:style-name="P31"><text:tab/><text:span text:style-name="T26">imagesAttibutes</text:span><text:span text:style-name="T39"> → <text:s/>CURLYBRACKETO <text:s/></text:span><text:span text:style-name="T26">attribute</text:span><text:span text:style-name="T39"> COMMA </text:span><text:span text:style-name="T26">attribute</text:span><text:span text:style-name="T39"> CURLYBRACKETC <text:tab/><text:tab/><text:tab/><text:tab/>COMMA <text:s/></text:span><text:span text:style-name="T26">imagesAttributes</text:span></text:p>
      <text:p text:style-name="P31"><text:tab/><text:tab/><text:tab/> <text:s text:c="8"/><text:span text:style-name="T39">| CURLYBRACKETO <text:s/></text:span><text:span text:style-name="T26">attribute</text:span><text:span text:style-name="T39"> COMMA </text:span><text:span text:style-name="T26">attribute </text:span><text:span text:style-name="T39">CURLYBRACKETC</text:span></text:p>
      <text:p text:style-name="P31"/>
      <text:p text:style-name="P31"><text:tab/><text:span text:style-name="T27">attribute</text:span><text:span text:style-name="T40"> → </text:span><text:span text:style-name="T27">duration</text:span><text:span text:style-name="T40"><text:tab/></text:span></text:p>
      <text:p text:style-name="P31"><text:tab/><text:tab/> <text:s text:c="9"/><text:span text:style-name="T40">| </text:span><text:span text:style-name="T27">id</text:span></text:p>
      <text:p text:style-name="P30"/>
      <text:p text:style-name="P30"><text:tab/><text:span text:style-name="T26">duration</text:span><text:span text:style-name="T39"> → DURATION COLON INTEGER</text:span></text:p>
      <text:p text:style-name="P30"/>
      <text:p text:style-name="P30"><text:tab/><text:span text:style-name="T27">id</text:span><text:span text:style-name="T40"> → ID COLON LITERAL</text:span><text:bookmark-end text:name="__DdeLink__463_3869812453"/></text:p>
      <text:p text:style-name="P30"><text:bookmark text:name="__DdeLink__154_38698124531"/></text:p>
      <text:p text:style-name="P29">}</text:p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2">Archivo extension “<text:span text:style-name="T42">pnt</text:span>”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1"><text:soft-page-break/>Analsis Lexico</text:p>
      <text:p text:style-name="P21"/>
      <text:p text:style-name="P7">Expresiones Regulares:</text:p>
      <text:list xml:id="list122842740523736" text:continue-list="list122841524457085" text:style-name="L1">
        <text:list-item>
          <text:p text:style-name="P79">Letras: <text:s/>L= [a-zA-Z]</text:p>
        </text:list-item>
      </text:list>
      <text:list xml:id="list4158882440" text:style-name="L8">
        <text:list-item>
          <text:p text:style-name="P84">Numeros : <text:s/>N = [0-9]</text:p>
        </text:list-item>
      </text:list>
      <text:list xml:id="list1086007576" text:style-name="L9">
        <text:list-item>
          <text:p text:style-name="P87">Numeros Hexadecimanes: H = [0-9a-fA-F]</text:p>
        </text:list-item>
      </text:list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9">No</text:p>
          </table:table-cell>
          <table:table-cell table:style-name="Table4.A1" office:value-type="string">
            <text:p text:style-name="P59">Lexema</text:p>
          </table:table-cell>
          <table:table-cell table:style-name="Table4.A1" office:value-type="string">
            <text:p text:style-name="P59">Token </text:p>
          </table:table-cell>
          <table:table-cell table:style-name="Table4.D1" office:value-type="string">
            <text:p text:style-name="P59">Expresion Regular</text:p>
          </table:table-cell>
        </table:table-row>
        <table:table-row>
          <table:table-cell table:style-name="Table4.A22" office:value-type="string">
            <text:p text:style-name="P63">1</text:p>
          </table:table-cell>
          <table:table-cell table:style-name="Table4.B22" office:value-type="string">
            <text:p text:style-name="P45"/>
          </table:table-cell>
          <table:table-cell table:style-name="Table4.C22" office:value-type="string">
            <text:p text:style-name="P45"><text:bookmark-start text:name="__DdeLink__101_386981245321"/>ID<text:bookmark-end text:name="__DdeLink__101_386981245321"/></text:p>
          </table:table-cell>
          <table:table-cell table:style-name="Table4.D22" office:value-type="string">
            <text:p text:style-name="P45">(L | _ ) <text:span text:style-name="T2">( L | N | _ )*</text:span></text:p>
          </table:table-cell>
        </table:table-row>
        <table:table-row>
          <table:table-cell table:style-name="Table4.A22" office:value-type="string">
            <text:p text:style-name="P63">2</text:p>
          </table:table-cell>
          <table:table-cell table:style-name="Table4.B22" office:value-type="string">
            <text:p text:style-name="P75">int </text:p>
          </table:table-cell>
          <table:table-cell table:style-name="Table4.C22" office:value-type="string">
            <text:p text:style-name="P75"><text:bookmark-start text:name="__DdeLink__67_38698124532"/>I<text:bookmark-end text:name="__DdeLink__67_38698124532"/>NT</text:p>
          </table:table-cell>
          <table:table-cell table:style-name="Table4.D22" office:value-type="string">
            <text:p text:style-name="P75">int</text:p>
          </table:table-cell>
        </table:table-row>
        <table:table-row>
          <table:table-cell table:style-name="Table4.A22" office:value-type="string">
            <text:p text:style-name="P63">3</text:p>
          </table:table-cell>
          <table:table-cell table:style-name="Table4.B22" office:value-type="string">
            <text:p text:style-name="P75">String</text:p>
          </table:table-cell>
          <table:table-cell table:style-name="Table4.C22" office:value-type="string">
            <text:p text:style-name="P75"><text:bookmark-start text:name="__DdeLink__69_38698124532"/>S<text:bookmark-end text:name="__DdeLink__69_38698124532"/>TRING</text:p>
          </table:table-cell>
          <table:table-cell table:style-name="Table4.D22" office:value-type="string">
            <text:p text:style-name="P75">String</text:p>
          </table:table-cell>
        </table:table-row>
        <table:table-row>
          <table:table-cell table:style-name="Table4.A22" office:value-type="string">
            <text:p text:style-name="P63">4</text:p>
          </table:table-cell>
          <table:table-cell table:style-name="Table4.B22" office:value-type="string">
            <text:p text:style-name="P75">boolean</text:p>
          </table:table-cell>
          <table:table-cell table:style-name="Table4.C22" office:value-type="string">
            <text:p text:style-name="P75"><text:bookmark-start text:name="__DdeLink__71_38698124532"/>B<text:bookmark-end text:name="__DdeLink__71_38698124532"/>OOLEAN</text:p>
          </table:table-cell>
          <table:table-cell table:style-name="Table4.D22" office:value-type="string">
            <text:p text:style-name="P75">boolean</text:p>
          </table:table-cell>
        </table:table-row>
        <table:table-row>
          <table:table-cell table:style-name="Table4.A22" office:value-type="string">
            <text:p text:style-name="P66">5</text:p>
          </table:table-cell>
          <table:table-cell table:style-name="Table4.B22" office:value-type="string">
            <text:p text:style-name="P75">true</text:p>
          </table:table-cell>
          <table:table-cell table:style-name="Table4.C22" office:value-type="string">
            <text:p text:style-name="P75"><text:bookmark-start text:name="__DdeLink__101_38698124532"/>T<text:bookmark-end text:name="__DdeLink__101_38698124532"/>RUE</text:p>
          </table:table-cell>
          <table:table-cell table:style-name="Table4.D22" office:value-type="string">
            <text:p text:style-name="P75">true</text:p>
          </table:table-cell>
        </table:table-row>
        <table:table-row>
          <table:table-cell table:style-name="Table4.A22" office:value-type="string">
            <text:p text:style-name="P66">6</text:p>
          </table:table-cell>
          <table:table-cell table:style-name="Table4.B22" office:value-type="string">
            <text:p text:style-name="P75">false</text:p>
          </table:table-cell>
          <table:table-cell table:style-name="Table4.C22" office:value-type="string">
            <text:p text:style-name="P75"><text:bookmark-start text:name="__DdeLink__103_38698124532"/>F<text:bookmark-end text:name="__DdeLink__103_38698124532"/>ALSE</text:p>
          </table:table-cell>
          <table:table-cell table:style-name="Table4.D22" office:value-type="string">
            <text:p text:style-name="P75">false</text:p>
          </table:table-cell>
        </table:table-row>
        <table:table-row>
          <table:table-cell table:style-name="Table4.A22" office:value-type="string">
            <text:p text:style-name="P71">7</text:p>
          </table:table-cell>
          <table:table-cell table:style-name="Table4.B22" office:value-type="string">
            <text:p text:style-name="P49"/>
          </table:table-cell>
          <table:table-cell table:style-name="Table4.C22" office:value-type="string">
            <text:p text:style-name="P75">INTEGER</text:p>
          </table:table-cell>
          <table:table-cell table:style-name="Table4.D8" office:value-type="string">
            <text:p text:style-name="P75">N+</text:p>
          </table:table-cell>
        </table:table-row>
        <table:table-row>
          <table:table-cell table:style-name="Table4.A22" office:value-type="string">
            <text:p text:style-name="P66">8</text:p>
          </table:table-cell>
          <table:table-cell table:style-name="Table4.B22" office:value-type="string">
            <text:p text:style-name="P49"/>
          </table:table-cell>
          <table:table-cell table:style-name="Table4.C22" office:value-type="string">
            <text:p text:style-name="P50">LITERAL</text:p>
          </table:table-cell>
          <table:table-cell table:style-name="Table4.D22" office:value-type="string">
            <text:p text:style-name="P50"><text:span text:style-name="T36">(</text:span>“<text:span text:style-name="T36">)</text:span> <text:span text:style-name="T36">(L | N | )*</text:span> <text:span text:style-name="T36">(</text:span>“<text:span text:style-name="T36">)</text:span></text:p>
          </table:table-cell>
        </table:table-row>
        <table:table-row>
          <table:table-cell table:style-name="Table4.A22" office:value-type="string">
            <text:p text:style-name="P66">9</text:p>
          </table:table-cell>
          <table:table-cell table:style-name="Table4.B22" office:value-type="string">
            <text:p text:style-name="P75">=</text:p>
          </table:table-cell>
          <table:table-cell table:style-name="Table4.C22" office:value-type="string">
            <text:p text:style-name="P75"><text:bookmark-start text:name="__DdeLink__77_38698124532"/>E<text:bookmark-end text:name="__DdeLink__77_38698124532"/>QUAL<text:span text:style-name="T43">S</text:span></text:p>
          </table:table-cell>
          <table:table-cell table:style-name="Table4.D22" office:value-type="string">
            <text:p text:style-name="P75">=</text:p>
          </table:table-cell>
        </table:table-row>
        <table:table-row>
          <table:table-cell table:style-name="Table4.A22" office:value-type="string">
            <text:p text:style-name="P66">10</text:p>
          </table:table-cell>
          <table:table-cell table:style-name="Table4.B22" office:value-type="string">
            <text:p text:style-name="P53">;</text:p>
          </table:table-cell>
          <table:table-cell table:style-name="Table4.C22" office:value-type="string">
            <text:p text:style-name="P75"><text:bookmark-start text:name="__DdeLink__105_38698124532"/><text:bookmark-start text:name="__DdeLink__79_38698124532"/>S<text:bookmark-end text:name="__DdeLink__105_38698124532"/><text:bookmark-end text:name="__DdeLink__79_38698124532"/>EMICOLON</text:p>
          </table:table-cell>
          <table:table-cell table:style-name="Table4.D22" office:value-type="string">
            <text:p text:style-name="P53">;</text:p>
          </table:table-cell>
        </table:table-row>
        <table:table-row>
          <table:table-cell table:style-name="Table4.A22" office:value-type="string">
            <text:p text:style-name="P66">11</text:p>
          </table:table-cell>
          <table:table-cell table:style-name="Table4.B22" office:value-type="string">
            <text:p text:style-name="P41">,</text:p>
          </table:table-cell>
          <table:table-cell table:style-name="Table4.C22" office:value-type="string">
            <text:p text:style-name="P75"><text:bookmark-start text:name="__DdeLink__107_38698124532"/>C<text:bookmark-end text:name="__DdeLink__107_38698124532"/>OMMA</text:p>
          </table:table-cell>
          <table:table-cell table:style-name="Table4.D22" office:value-type="string">
            <text:p text:style-name="P53">,</text:p>
          </table:table-cell>
        </table:table-row>
        <table:table-row>
          <table:table-cell table:style-name="Table4.A13" office:value-type="string">
            <text:p text:style-name="P69">12</text:p>
          </table:table-cell>
          <table:table-cell table:style-name="Table4.B13" office:value-type="string">
            <text:p text:style-name="P75">+</text:p>
          </table:table-cell>
          <table:table-cell table:style-name="Table4.C13" office:value-type="string">
            <text:p text:style-name="P76"><text:bookmark-start text:name="__DdeLink__81_38698124532"/>P<text:bookmark-end text:name="__DdeLink__81_38698124532"/>LUS</text:p>
          </table:table-cell>
          <table:table-cell table:style-name="Table4.D13" office:value-type="string">
            <text:p text:style-name="P76">+</text:p>
          </table:table-cell>
        </table:table-row>
        <table:table-row>
          <table:table-cell table:style-name="Table4.A14" office:value-type="string">
            <text:p text:style-name="P69">13</text:p>
          </table:table-cell>
          <table:table-cell table:style-name="Table4.B14" office:value-type="string">
            <text:p text:style-name="P49">-</text:p>
          </table:table-cell>
          <table:table-cell table:style-name="Table4.C14" office:value-type="string">
            <text:p text:style-name="P76"><text:bookmark-start text:name="__DdeLink__83_38698124531"/>M<text:bookmark-end text:name="__DdeLink__83_38698124531"/>INUS</text:p>
          </table:table-cell>
          <table:table-cell table:style-name="Table4.D14" office:value-type="string">
            <text:p text:style-name="P53">-</text:p>
          </table:table-cell>
        </table:table-row>
        <table:table-row>
          <table:table-cell table:style-name="Table4.A15" office:value-type="string">
            <text:p text:style-name="P69">14</text:p>
          </table:table-cell>
          <table:table-cell table:style-name="Table4.B15" office:value-type="string">
            <text:p text:style-name="P37"><text:bookmark-start text:name="__DdeLink__63_386981245311"/><text:bookmark-start text:name="__DdeLink__1_386981245311"/>*<text:bookmark-end text:name="__DdeLink__63_386981245311"/><text:bookmark-end text:name="__DdeLink__1_386981245311"/></text:p>
          </table:table-cell>
          <table:table-cell table:style-name="Table4.C15" office:value-type="string">
            <text:p text:style-name="P76"><text:bookmark-start text:name="__DdeLink__2186_18440807771"/><text:bookmark-start text:name="__DdeLink__85_38698124531"/>M<text:bookmark-end text:name="__DdeLink__85_38698124531"/>ULTIPLICATION<text:bookmark-end text:name="__DdeLink__2186_18440807771"/></text:p>
          </table:table-cell>
          <table:table-cell table:style-name="Table4.D15" office:value-type="string">
            <text:p text:style-name="P37">*</text:p>
          </table:table-cell>
        </table:table-row>
        <table:table-row>
          <table:table-cell table:style-name="Table4.A22" office:value-type="string">
            <text:p text:style-name="P69">15</text:p>
          </table:table-cell>
          <table:table-cell table:style-name="Table4.B22" office:value-type="string">
            <text:p text:style-name="P53">/</text:p>
          </table:table-cell>
          <table:table-cell table:style-name="Table4.C22" office:value-type="string">
            <text:p text:style-name="P76"><text:bookmark-start text:name="__DdeLink__2190_18440807771"/><text:bookmark-start text:name="__DdeLink__87_38698124531"/>D<text:bookmark-end text:name="__DdeLink__87_38698124531"/>IVISION<text:bookmark-end text:name="__DdeLink__2190_18440807771"/></text:p>
          </table:table-cell>
          <table:table-cell table:style-name="Table4.D22" office:value-type="string">
            <text:p text:style-name="P53">/</text:p>
          </table:table-cell>
        </table:table-row>
        <table:table-row>
          <table:table-cell table:style-name="Table4.A22" office:value-type="string">
            <text:p text:style-name="P69">16</text:p>
          </table:table-cell>
          <table:table-cell table:style-name="Table4.B22" office:value-type="string">
            <text:p text:style-name="P53"/>
          </table:table-cell>
          <table:table-cell table:style-name="Table4.C22" office:value-type="string">
            <text:p text:style-name="P76"><text:bookmark text:name="__DdeLink__2190_1844080777"/></text:p>
          </table:table-cell>
          <table:table-cell table:style-name="Table4.D22" office:value-type="string">
            <text:p text:style-name="P53"/>
          </table:table-cell>
        </table:table-row>
        <table:table-row>
          <table:table-cell table:style-name="Table4.A22" office:value-type="string">
            <text:p text:style-name="P69">17</text:p>
          </table:table-cell>
          <table:table-cell table:style-name="Table4.B22" office:value-type="string">
            <text:p text:style-name="P53"/>
          </table:table-cell>
          <table:table-cell table:style-name="Table4.C22" office:value-type="string">
            <text:p text:style-name="P53"><text:bookmark text:name="__DdeLink__89_38698124531"/></text:p>
          </table:table-cell>
          <table:table-cell table:style-name="Table4.D22" office:value-type="string">
            <text:p text:style-name="P53"/>
          </table:table-cell>
        </table:table-row>
        <table:table-row>
          <table:table-cell table:style-name="Table4.A22" office:value-type="string">
            <text:p text:style-name="P69">18</text:p>
          </table:table-cell>
          <table:table-cell table:style-name="Table4.B22" office:value-type="string">
            <text:p text:style-name="P53"><text:bookmark text:name="__DdeLink__5_38698124531"/></text:p>
          </table:table-cell>
          <table:table-cell table:style-name="Table4.C22" office:value-type="string">
            <text:p text:style-name="P53"><text:bookmark text:name="__DdeLink__91_38698124531"/></text:p>
          </table:table-cell>
          <table:table-cell table:style-name="Table4.D22" office:value-type="string">
            <text:p text:style-name="P53"/>
          </table:table-cell>
        </table:table-row>
        <table:table-row>
          <table:table-cell table:style-name="Table4.A20" office:value-type="string">
            <text:p text:style-name="P69">19</text:p>
          </table:table-cell>
          <table:table-cell table:style-name="Table4.B20" office:value-type="string">
            <text:p text:style-name="P53"/>
          </table:table-cell>
          <table:table-cell table:style-name="Table4.C20" office:value-type="string">
            <text:p text:style-name="P53"><text:bookmark text:name="__DdeLink__93_38698124531"/></text:p>
          </table:table-cell>
          <table:table-cell table:style-name="Table4.D20" office:value-type="string">
            <text:p text:style-name="P53"/>
          </table:table-cell>
        </table:table-row>
        <table:table-row>
          <table:table-cell table:style-name="Table4.A22" office:value-type="string">
            <text:p text:style-name="P69">20</text:p>
          </table:table-cell>
          <table:table-cell table:style-name="Table4.B22" office:value-type="string">
            <text:p text:style-name="P55"/>
          </table:table-cell>
          <table:table-cell table:style-name="Table4.C22" office:value-type="string">
            <text:p text:style-name="P55"><text:bookmark text:name="__DdeLink__95_38698124531"/></text:p>
          </table:table-cell>
          <table:table-cell table:style-name="Table4.D22" office:value-type="string">
            <text:p text:style-name="P55"/>
          </table:table-cell>
        </table:table-row>
        <table:table-row>
          <table:table-cell table:style-name="Table4.A22" office:value-type="string">
            <text:p text:style-name="P69">21</text:p>
          </table:table-cell>
          <table:table-cell table:style-name="Table4.B22" office:value-type="string">
            <text:p text:style-name="P41"/>
          </table:table-cell>
          <table:table-cell table:style-name="Table4.C22" office:value-type="string">
            <text:p text:style-name="P55"><text:bookmark text:name="__DdeLink__97_38698124531"/></text:p>
          </table:table-cell>
          <table:table-cell table:style-name="Table4.D22" office:value-type="string">
            <text:p text:style-name="P41"/>
          </table:table-cell>
        </table:table-row>
        <table:table-row>
          <table:table-cell table:style-name="Table4.A23" office:value-type="string">
            <text:p text:style-name="P69">22</text:p>
          </table:table-cell>
          <table:table-cell table:style-name="Table4.B23" office:value-type="string">
            <text:p text:style-name="P41"/>
          </table:table-cell>
          <table:table-cell table:style-name="Table4.C23" office:value-type="string">
            <text:p text:style-name="P55"><text:bookmark text:name="__DdeLink__99_38698124531"/></text:p>
          </table:table-cell>
          <table:table-cell table:style-name="Table4.D23" office:value-type="string">
            <text:p text:style-name="P41"/>
          </table:table-cell>
        </table:table-row>
      </table:table>
      <text:p text:style-name="P4"/>
      <text:p text:style-name="P4"/>
      <text:p text:style-name="P4"/>
      <text:p text:style-name="P4"/>
      <text:p text:style-name="P12"/>
      <text:p text:style-name="P12"/>
      <text:p text:style-name="P90"><text:soft-page-break/>paintStart-&gt; <text:s text:c="10"/>varStructure</text:p>
      <text:p text:style-name="P90"/>
      <text:p text:style-name="P90">varStructure-&gt; <text:s text:c="8"/>VARS SQUAREBRACKETO vars SQUAREBRACKETC instructions</text:p>
      <text:p text:style-name="P90"><text:s text:c="16"/></text:p>
      <text:p text:style-name="P90"/>
      <text:p text:style-name="P90">vars-&gt; <text:s text:c="12"/>INT integerDeclaration SEMICOLON varsList </text:p>
      <text:p text:style-name="P90"><text:s text:c="19"/>| STRING stringDeclaration SEMICOLON varsList </text:p>
      <text:p text:style-name="P90"><text:s text:c="19"/>| BOOLEAN booleanDeclaration SEMICOLON varsList <text:s/></text:p>
      <text:p text:style-name="P90"><text:s text:c="10"/><text:tab/> <text:s text:c="2"/>| STRING stringAssigment SEMICOLON varsList </text:p>
      <text:p text:style-name="P90"><text:s text:c="9"/><text:tab/> <text:s text:c="2"/>| BOOLEAN booleanAssigment SEMICOLON varsList </text:p>
      <text:p text:style-name="P90"><text:s text:c="9"/><text:tab/> <text:s text:c="2"/>| STRING stringVarAssigment SEMICOLON varsList </text:p>
      <text:p text:style-name="P90"><text:s text:c="12"/><text:tab/> <text:s text:c="2"/>| BOOLEAN booleanVarAssigment SEMICOLON varsList </text:p>
      <text:p text:style-name="P90"><text:s text:c="10"/><text:tab/> <text:s text:c="2"/>| INT integerDeclaration SEMICOLON </text:p>
      <text:p text:style-name="P90"><text:s text:c="12"/><text:tab/> <text:s text:c="2"/>| STRING stringDeclaration SEMICOLON </text:p>
      <text:p text:style-name="P90"><text:s text:c="11"/><text:tab/> <text:s text:c="2"/>| BOOLEAN booleanDeclaration SEMICOLON <text:s text:c="2"/></text:p>
      <text:p text:style-name="P90"><text:s text:c="10"/><text:tab/> <text:s text:c="2"/>| STRING stringAssigment SEMICOLON </text:p>
      <text:p text:style-name="P90"><text:s text:c="10"/><text:tab/> <text:s text:c="2"/>| BOOLEAN booleanAssigment SEMICOLON </text:p>
      <text:p text:style-name="P90"><text:s text:c="10"/><text:tab/> <text:s text:c="2"/>| STRING stringVarAssigment SEMICOLON </text:p>
      <text:p text:style-name="P90"><text:s text:c="12"/><text:tab/> <text:s text:c="2"/>| BOOLEAN booleanVarAssigment SEMICOLON </text:p>
      <text:p text:style-name="P90"><text:s text:c="10"/><text:tab/> <text:s text:c="2"/>| INT integerOpAssigment SEMICOLON varsList </text:p>
      <text:p text:style-name="P90"><text:s text:c="10"/><text:tab/> <text:s text:c="2"/>| INT integerOpAssigment SEMICOLON <text:s/></text:p>
      <text:p text:style-name="P90"><text:s text:c="12"/></text:p>
      <text:p text:style-name="P90"/>
      <text:p text:style-name="P90">integerOpAssigment-&gt; <text:s text:c="3"/>ID EQUALS operation </text:p>
      <text:p text:style-name="P90"/>
      <text:p text:style-name="P90">stringVarAssigment-&gt; <text:s text:c="3"/>ID EQUALS ID</text:p>
      <text:p text:style-name="P90"/>
      <text:p text:style-name="P90">booleanVarAssigment-&gt; <text:s text:c="2"/>ID EQUALS ID </text:p>
      <text:p text:style-name="P90"/>
      <text:p text:style-name="P90">integerDeclaration-&gt; <text:s text:c="3"/>ID </text:p>
      <text:p text:style-name="P90"><text:s/></text:p>
      <text:p text:style-name="P90">stringDeclaration-&gt; <text:s text:c="4"/>ID </text:p>
      <text:p text:style-name="P90"/>
      <text:p text:style-name="P90">booleanDeclaration-&gt; <text:s text:c="3"/>ID </text:p>
      <text:p text:style-name="P90"/>
      <text:p text:style-name="P90">stringAssigment-&gt; <text:s text:c="6"/>ID EQUALS stringValue</text:p>
      <text:p text:style-name="P90"/>
      <text:p text:style-name="P90">stringValue-&gt; <text:s text:c="10"/>IDLITERAL </text:p>
      <text:p text:style-name="P90"><text:s text:c="24"/>| STRINGLITERAL </text:p>
      <text:p text:style-name="P90"/>
      <text:p text:style-name="P90">booleanAssigment-&gt; <text:s text:c="5"/>ID EQUALS booleanValue </text:p>
      <text:p text:style-name="P90"/>
      <text:p text:style-name="P90">booleanValue-&gt; <text:s text:c="9"/>TRUE </text:p>
      <text:p text:style-name="P90"><text:s text:c="24"/>| FALSE </text:p>
      <text:p text:style-name="P90"/>
      <text:p text:style-name="P90"/>
      <text:p text:style-name="P90">operation-&gt; <text:s text:c="12"/>operation1 PLUS term2 </text:p>
      <text:p text:style-name="P90"><text:s text:c="24"/>| operation1 MINUS term2 </text:p>
      <text:p text:style-name="P90"><text:s text:c="24"/>| term </text:p>
      <text:p text:style-name="P90"/>
      <text:p text:style-name="P90">term-&gt; <text:s text:c="2"/><text:tab/> <text:s text:c="7"/>term1 MULTIPLICATION factor2 <text:s/></text:p>
      <text:p text:style-name="P90"><text:s text:c="24"/>| term1 DIVISION factor2 </text:p>
      <text:p text:style-name="P90"><text:s text:c="24"/>| factor </text:p>
      <text:p text:style-name="P90"><text:soft-page-break/></text:p>
      <text:p text:style-name="P90">factor-&gt; <text:s text:c="15"/>INTEGER </text:p>
      <text:p text:style-name="P90"><text:s text:c="24"/>| ID </text:p>
      <text:p text:style-name="P90"/>
      <text:p text:style-name="P90"/>
      <text:p text:style-name="P90"/>
      <text:p text:style-name="P90">instructions-&gt; <text:s text:c="9"/>INSTRUCTIONS PARENTHESISO ID PARENTHESISC SQUAREBRACKETO instructionList SQUAREBRACKETC instructions</text:p>
      <text:p text:style-name="P90"><text:s text:c="24"/>| INSTRUCTIONS PARENTHESISO ID PARENTHESISC SQUAREBRACKETO instructionList SQUAREBRACKETC </text:p>
      <text:p text:style-name="P90"/>
      <text:p text:style-name="P90">instruction-&gt; <text:s text:c="10"/>assignValues instructionList </text:p>
      <text:p text:style-name="P90"><text:s text:c="24"/>| paint instructionList </text:p>
      <text:p text:style-name="P90"><text:s text:c="24"/>| conditional instructionList </text:p>
      <text:p text:style-name="P90"><text:s text:c="24"/>| loop instructionList</text:p>
      <text:p text:style-name="P90"><text:s text:c="24"/>| assignValues </text:p>
      <text:p text:style-name="P90"><text:s text:c="24"/>| paint <text:s/></text:p>
      <text:p text:style-name="P90"><text:s text:c="24"/>| conditional </text:p>
      <text:p text:style-name="P90"><text:s text:c="24"/>| loop <text:s/></text:p>
      <text:p text:style-name="P90"/>
      <text:p text:style-name="P90"/>
      <text:p text:style-name="P90"/>
      <text:p text:style-name="P90">assignValues-&gt; <text:s text:c="9"/>ID EQUALS assignValue SEMICOLON </text:p>
      <text:p text:style-name="P90"/>
      <text:p text:style-name="P90">assignValue-&gt; <text:s text:c="10"/>IDLITERAL </text:p>
      <text:p text:style-name="P90"><text:s text:c="24"/>| operation </text:p>
      <text:p text:style-name="P90"><text:s text:c="24"/>| relationalOp </text:p>
      <text:p text:style-name="P90"/>
      <text:p text:style-name="P90"/>
      <text:p text:style-name="P90">relationalOp-&gt; <text:s text:c="9"/>integerValue1 COMPARATION integerValue2 </text:p>
      <text:p text:style-name="P90"><text:s text:c="24"/>| integerValue1 LESSEQUALSTHAN integerValue2 </text:p>
      <text:p text:style-name="P90"><text:s text:c="24"/>| integerValue1 MOREEQUALSTHAN integerValue2 </text:p>
      <text:p text:style-name="P90"><text:s text:c="24"/>| integerValue1 LESSTHAN integerValue2 </text:p>
      <text:p text:style-name="P90"><text:s text:c="24"/>| integerValue1 MORETHAN integerValue2 </text:p>
      <text:p text:style-name="P90"/>
      <text:p text:style-name="P90">integerValue-&gt; <text:s text:c="9"/>INTEGER </text:p>
      <text:p text:style-name="P90"><text:s text:c="24"/>| ID </text:p>
      <text:p text:style-name="P90"/>
      <text:p text:style-name="P90"/>
      <text:p text:style-name="P90">loop-&gt; <text:s text:c="17"/>WHILE PARENTHESISO conditions PARENTHESISC CURLYBRACKETO instructionList CURLYBRACKETC </text:p>
      <text:p text:style-name="P90"><text:s text:c="24"/>| WHILE PARENTHESISO conditions PARENTHESISC CURLYBRACKETO CURLYBRACKETC </text:p>
      <text:p text:style-name="P90"/>
      <text:p text:style-name="P90"/>
      <text:p text:style-name="P90">conditions-&gt; <text:s text:c="11"/>ID OR conditions </text:p>
      <text:p text:style-name="P90"><text:s text:c="24"/>| relationalOp1 OR conditions2 </text:p>
      <text:p text:style-name="P90"><text:s text:c="24"/>| TRUE1 OR conditions2 </text:p>
      <text:p text:style-name="P90"><text:s text:c="14"/><text:tab/> <text:s text:c="7"/>| FALSE1 OR conditions2 <text:s/></text:p>
      <text:p text:style-name="P90"><text:s text:c="24"/>| ID AND conditions </text:p>
      <text:p text:style-name="P90"><text:s text:c="24"/>| relationalOp1 AND conditions2 </text:p>
      <text:p text:style-name="P90"><text:s text:c="24"/>| TRUE1 AND conditions2</text:p>
      <text:p text:style-name="P90"><text:s text:c="24"/>| FALSE1 AND conditions2 </text:p>
      <text:p text:style-name="P90"><text:soft-page-break/><text:s text:c="24"/>| ID </text:p>
      <text:p text:style-name="P90"><text:s text:c="24"/>| relationalOp </text:p>
      <text:p text:style-name="P90"><text:s text:c="24"/>| TRUE </text:p>
      <text:p text:style-name="P90"><text:s text:c="24"/>| FALSE </text:p>
      <text:p text:style-name="P90"/>
      <text:p text:style-name="P90"/>
      <text:p text:style-name="P90">conditional-&gt; <text:s text:c="10"/>IF PARENTHESISO conditions PARENTHESISC CURLYBRACKETO instructionList CURLYBRACKETC ELSE CURLYBRACKETO instruction CURLYBRACKETC </text:p>
      <text:p text:style-name="P90"><text:s text:c="24"/>| IF PARENTHESISO conditions PARENTHESISC CURLYBRACKETO CURLYBRACKETC ELSE CURLYBRACKETO instruction CURLYBRACKETC </text:p>
      <text:p text:style-name="P90"><text:s text:c="24"/>| IF PARENTHESISO conditions PARENTHESISC CURLYBRACKETO instructionList CURLYBRACKETC ELSE CURLYBRACKETO CURLYBRACKETC </text:p>
      <text:p text:style-name="P90"><text:s text:c="24"/>| IF PARENTHESISO conditions PARENTHESISC CURLYBRACKETO CURLYBRACKETC ELSE CURLYBRACKETO CURLYBRACKETC <text:s text:c="3"/></text:p>
      <text:p text:style-name="P90"><text:s text:c="24"/>| IF PARENTHESISO conditions PARENTHESISC CURLYBRACKETO instructionList CURLYBRACKETC</text:p>
      <text:p text:style-name="P90"><text:s text:c="24"/>| IF PARENTHESISO conditions PARENTHESISC CURLYBRACKETO CURLYBRACKETC</text:p>
      <text:p text:style-name="P90"/>
      <text:p text:style-name="P90"/>
      <text:p text:style-name="P90"/>
      <text:p text:style-name="P90">paint-&gt; <text:s text:c="16"/>PAINT PARENTHESISO stringParam1 COMMA stringParam2 COMMA intParam3 COMMA intParam4 PARENTHESISC SEMICOLON </text:p>
      <text:p text:style-name="P90"><text:s text:c="24"/>| PAINT PARENTHESISO stringParam1 COMMA stringParam2 COMMA rank3 COMMA intParam4 PARENTHESISC SEMICOLON </text:p>
      <text:p text:style-name="P90"><text:s text:c="24"/>| PAINT PARENTHESISO stringParam1 COMMA stringParam2 COMMA intParam3 COMMA rank4 PARENTHESISC SEMICOLON </text:p>
      <text:p text:style-name="P90"><text:s text:c="24"/>| PAINT PARENTHESISO stringParam1 COMMA stringParam2 COMMA rank3 COMMA rank4 PARENTHESISC SEMICOLON <text:s/></text:p>
      <text:p text:style-name="P90"><text:s text:c="12"/></text:p>
      <text:p text:style-name="P90"/>
      <text:p text:style-name="P90">stringParam-&gt; <text:s text:c="9"/>IDLITERAL </text:p>
      <text:p text:style-name="P90"><text:s text:c="23"/>| ID </text:p>
      <text:p text:style-name="P90"/>
      <text:p text:style-name="P90">intParam-&gt; <text:s text:c="12"/>operation </text:p>
      <text:p text:style-name="P90"/>
      <text:p text:style-name="P90">rank-&gt; <text:s text:c="16"/>integerValue1 FULLSTOP FULLSTOP integerValue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6:03:47.777416219</meta:creation-date>
    <dc:date>2020-05-27T12:28:40.644181554</dc:date>
    <meta:editing-duration>P1DT20M51S</meta:editing-duration>
    <meta:editing-cycles>5</meta:editing-cycles>
    <meta:generator>LibreOffice/6.0.7.3$Linux_X86_64 LibreOffice_project/00m0$Build-3</meta:generator>
    <meta:document-statistic meta:table-count="4" meta:image-count="0" meta:object-count="0" meta:page-count="14" meta:paragraph-count="451" meta:word-count="1203" meta:character-count="10148" meta:non-whitespace-character-count="7357"/>
  </office:meta>
</office:document-meta>
</file>